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3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3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3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8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9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9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9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4"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5"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6"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27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27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27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1" style:family="paragraph" style:parent-style-name="Standard" style:list-style-name="L3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2"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7"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8"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378462469345383024"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40149116395877632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3567149267440971933"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944395504951936924"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text:soft-page-break/>First Sprint TO DO: </text:p>
      <text:list xml:id="list8749979899291627650"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8102903281238838733"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34764522"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6019677395761101446" text:style-name="L7">
        <text:list-item>
          <text:p text:style-name="P22">3 enemies</text:p>
          <text:list>
            <text:list-item>
              <text:p text:style-name="P22"><text:soft-page-break/>Basic skeleton DONE</text:p>
            </text:list-item>
            <text:list-item>
              <text:p text:style-name="P22">Archer Skeleton DONE</text:p>
            </text:list-item>
            <text:list-item>
              <text:p text:style-name="P22">Necromancer skeleton</text:p>
            </text:list-item>
          </text:list>
        </text:list-item>
      </text:list>
      <text:list xml:id="list1436158918795616150"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4922341460831614745"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2552512742736291261"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176801060892691003"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6836750562697977276"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5496425302784099130"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4694748008796849309" text:style-name="L14">
        <text:list-item>
          <text:p text:style-name="P29">World Map/Choose your path</text:p>
        </text:list-item>
        <text:list-item>
          <text:p text:style-name="P29">'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6573134676103226829"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7620474749103755903" text:style-name="L16">
        <text:list-item>
          <text:p text:style-name="P31">Implement deploy mage button DONE</text:p>
        </text:list-item>
      </text:list>
      <text:p text:style-name="P1">Implement Ranger Class</text:p>
      <text:list xml:id="list2230597509481182926"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text:soft-page-break/>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9210067263104798583" text:style-name="L18">
        <text:list-item>
          <text:p text:style-name="P33">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005891868228038999" text:style-name="L19">
        <text:list-item>
          <text:p text:style-name="P34">single target damage effect </text:p>
        </text:list-item>
        <text:list-item>
          <text:p text:style-name="P34">aoe damage effect DONE</text:p>
        </text:list-item>
      </text:list>
      <text:p text:style-name="P1">Fix knockdown/standup on defenders DONE</text:p>
      <text:list xml:id="list2438209736705458030"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2553199908401197506"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829020305466074817" text:style-name="L22">
        <text:list-item>
          <text:p text:style-name="P37">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685593934425256165" text:style-name="L23">
        <text:list-item>
          <text:p text:style-name="P38">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244912168115454786"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7575737173348761980"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1506407537799283413" text:style-name="L26">
        <text:list-item>
          <text:p text:style-name="P41"><text:soft-page-break/>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Set up Basic game loop done</text:p>
      <text:list xml:id="list7743124918917133061"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4134204594587311846"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text:soft-page-break/></text:p>
      <text:p text:style-name="P1"/>
      <text:p text:style-name="P1"/>
      <text:p text:style-name="P1">Sprint 10 Clean up</text:p>
      <text:list xml:id="list819720036504471147" text:style-name="L29">
        <text:list-item>
          <text:p text:style-name="P44">Clean up UI</text:p>
          <text:list>
            <text:list-item>
              <text:p text:style-name="P44">Replace all text components with tmpro</text:p>
            </text:list-item>
          </text:list>
        </text:list-item>
      </text:list>
      <text:list xml:id="list8673140351910203859" text:style-name="L30">
        <text:list-item>
          <text:p text:style-name="P45">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4660313307739914525"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5483824922905409193"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6598847992624944327" text:style-name="L33">
        <text:list-item>
          <text:p text:style-name="P48"><text:soft-page-break/>Fix level load/tile issues DONE</text:p>
          <text:list>
            <text:list-item>
              <text:p text:style-name="P48">defenders and enemies shouldn't be placed on occupied tiles</text:p>
            </text:list-item>
          </text:list>
        </text:list-item>
      </text:list>
      <text:list xml:id="list4328311894365826684"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7230088925819254594" text:style-name="L35">
        <text:list-item>
          <text:p text:style-name="P50">Design/create end combat event DONE</text:p>
          <text:list>
            <text:list-item>
              <text:p text:style-name="P50">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3678470904245288922"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8315066363676284736"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8217991096652752260"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8005974328880838010"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text:soft-page-break/>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5831635917140377394" text:style-name="L40">
        <text:list-item>
          <text:p text:style-name="P55">Implement characters can be assigned items from inventory.</text:p>
          <text:list>
            <text:list-item>
              <text:p text:style-name="P55">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1335370579907775042"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34765177" text:continue-list="list5831635917140377394"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471016363609386617" text:style-name="L42">
        <text:list-item>
          <text:p text:style-name="P57">Design/Implement 10 items</text:p>
          <text:list>
            <text:list-item>
              <text:p text:style-name="P57">Elven Slippers +1 mobility DONE</text:p>
            </text:list-item>
            <text:list-item>
              <text:p text:style-name="P57"><text:soft-page-break/>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6899418135719499730" text:style-name="L43">
        <text:list-item>
          <text:p text:style-name="P58">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7492296016596046982"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3839251859276210811"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7935662897162490938"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7318426097911647526" text:style-name="L47">
        <text:list-item>
          <text:p text:style-name="P62"><text:soft-page-break/>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1793964068820226680"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impement dash DONE</text:p>
            </text:list-item>
            <text:list-item>
              <text:p text:style-name="P63">implement poisonous passive DONE</text:p>
            </text:list-item>
          </text:list>
        </text:list-item>
      </text:list>
      <text:p text:style-name="P1">Sprint 17 Enemy abilities and AI update/overhaul COMPLETED 7/30/19</text:p>
      <text:list xml:id="list8667742287436608338"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8431372377476220032"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983959250584102271"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3741838765803153477" text:style-name="L52">
        <text:list-item>
          <text:p text:style-name="P67">Skeleton Archer </text:p>
          <text:list>
            <text:list-item>
              <text:p text:style-name="P67"><text:soft-page-break/>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8115328515615013131"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Implement Ai logic DONE</text:p>
              <text:p text:style-name="P68"/>
              <text:p text:style-name="P68">Sprint 18 cleanup + extras 8/4/2019</text:p>
            </text:list-item>
          </text:list>
        </text:list-item>
      </text:list>
      <text:list xml:id="list4735151367979143656"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8">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text:soft-page-break/>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1864637991966330599"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text:soft-page-break/>Sprint 19 Completed 14/8/19</text:p>
      <text:list xml:id="list6807801265991730853"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6760519328400541714"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3277813765803350564"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34765729" text:continue-list="list6807801265991730853" text:style-name="L56">
        <text:list-item>
          <text:p text:style-name="P71"><text:soft-page-break/>design/implement an elite enemy (skeleton King)</text:p>
          <text:list>
            <text:list-item>
              <text:p text:style-name="P71">Should be threatening enough that it will reliably kill 1-3 characters</text:p>
            </text:list-item>
          </text:list>
        </text:list-item>
      </text:list>
      <text:list xml:id="list5579227540715751546"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27574448978696178"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2585284507940511087"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text:soft-page-break/>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7738732995374970021" text:style-name="L62">
        <text:list-item>
          <text:p text:style-name="P225">Rest site event</text:p>
          <text:list>
            <text:list-item>
              <text:p text:style-name="P225">Add/test all characters heal 30% option DONE</text:p>
            </text:list-item>
            <text:list-item>
              <text:p text:style-name="P225">One character levels up option DONE</text:p>
            </text:list-item>
          </text:list>
        </text:list-item>
      </text:list>
      <text:list xml:id="list7498928048590599074" text:style-name="L63">
        <text:list-item>
          <text:p text:style-name="P226">Xp/level up system</text:p>
          <text:list>
            <text:list-item>
              <text:p text:style-name="P226">Add level/xp properties to defenders/character data DONE</text:p>
            </text:list-item>
            <text:list-item>
              <text:p text:style-name="P226">Add level up/xp UI to character data panel DONE</text:p>
            </text:list-item>
            <text:list-item>
              <text:p text:style-name="P226">Modify character data to hold info on what abilities a character knows. DONE</text:p>
            </text:list-item>
            <text:list-item>
              <text:p text:style-name="P226">Implement ability trees in character panel DONE</text:p>
            </text:list-item>
          </text:list>
        </text:list-item>
      </text:list>
      <text:list xml:id="list4682887459311414396" text:style-name="L64">
        <text:list-item>
          <text:p text:style-name="P227">Implement/test characters learn new abilities from talent tree DONE</text:p>
        </text:list-item>
        <text:list-item>
          <text:p text:style-name="P227">Design 8 ability trees with 2 abilities/passives in each tree DONE</text:p>
        </text:list-item>
        <text:list-item>
          <text:p text:style-name="P227">Implement above trees + abilities</text:p>
          <text:list>
            <text:list-item>
              <text:p text:style-name="P227">Rogue DONE</text:p>
            </text:list-item>
            <text:list-item>
              <text:p text:style-name="P227">Priest</text:p>
            </text:list-item>
            <text:list-item>
              <text:p text:style-name="P227">Mage</text:p>
            </text:list-item>
            <text:list-item>
              <text:p text:style-name="P227">Warrior DONE</text:p>
            </text:list-item>
          </text:list>
        </text:list-item>
      </text:list>
      <text:p text:style-name="P1"/>
      <text:p text:style-name="P5">Sprint 21 (completed 19/8/19)</text:p>
      <text:list xml:id="list4234328214614557527" text:style-name="L65">
        <text:list-item>
          <text:p text:style-name="P228">Implement 'Block' ability for defenders</text:p>
        </text:list-item>
        <text:list-item>
          <text:p text:style-name="P228">Item System Overhaul</text:p>
          <text:list>
            <text:list-item>
              <text:p text:style-name="P228">implement item rarity DONE</text:p>
            </text:list-item>
            <text:list-item>
              <text:p text:style-name="P228">implement item SO script DONE</text:p>
            </text:list-item>
            <text:list-item>
              <text:p text:style-name="P228"><text:soft-page-break/>Redesign old items/ create at least 15 items list DONE</text:p>
            </text:list-item>
            <text:list-item>
              <text:p text:style-name="P228">implement new items DONE (implement 'rune' buff later)</text:p>
            </text:list-item>
            <text:list-item>
              <text:p text:style-name="P228">implement probablity/chance logic for receiving rare/epic items DONE</text:p>
            </text:list-item>
          </text:list>
        </text:list-item>
      </text:list>
      <text:p text:style-name="P5">Sprint 22 (completed 20/8/19)</text:p>
      <text:list xml:id="list110816325486503719" text:style-name="L66">
        <text:list-item>
          <text:p text:style-name="P229">Implement Shop Encounter</text:p>
          <text:list>
            <text:list-item>
              <text:p text:style-name="P229">design/implement UI lay out DONE</text:p>
            </text:list-item>
            <text:list-item>
              <text:p text:style-name="P229">item slots class DONE</text:p>
            </text:list-item>
            <text:list-item>
              <text:p text:style-name="P229">add item to inventory logic DONE</text:p>
            </text:list-item>
            <text:list-item>
              <text:p text:style-name="P229">shop event finish logic working DONE</text:p>
            </text:list-item>
            <text:list-item>
              <text:p text:style-name="P229">add shop 'conitinue' button (opens world map) DONE</text:p>
            </text:list-item>
          </text:list>
        </text:list-item>
      </text:list>
      <text:p text:style-name="P5">Sprint 23 Artifact (completed 21/8/19)</text:p>
      <text:list xml:id="list5777338496416329561" text:style-name="L67">
        <text:list-item>
          <text:p text:style-name="P230">Implement Artifact system</text:p>
          <text:list>
            <text:list-item>
              <text:p text:style-name="P230">Design/implement atleast 15 relics DONE</text:p>
            </text:list-item>
            <text:list-item>
              <text:p text:style-name="P230">Implement relic reward from combat encounter DONE</text:p>
            </text:list-item>
            <text:list-item>
              <text:p text:style-name="P230">implement relics in shop DONE</text:p>
            </text:list-item>
            <text:list-item>
              <text:p text:style-name="P230">cant recieve the same relic twice DONE</text:p>
            </text:list-item>
            <text:list-item>
              <text:p text:style-name="P230">shop doesnt duplicate relics DONE</text:p>
            </text:list-item>
            <text:list-item>
              <text:p text:style-name="P230">no errors caused in shop event if no viable relics are available DONE</text:p>
            </text:list-item>
            <text:list-item>
              <text:p text:style-name="P230">implement artifact mouse over panel DONE</text:p>
              <text:list>
                <text:list-item>
                  <text:p text:style-name="P230">artifact panel view DONE</text:p>
                </text:list-item>
                <text:list-item>
                  <text:p text:style-name="P230">artifact reward button DONE</text:p>
                </text:list-item>
                <text:list-item>
                  <text:p text:style-name="P230">artifact shop purchase button DONE</text:p>
                </text:list-item>
              </text:list>
            </text:list-item>
          </text:list>
        </text:list-item>
      </text:list>
      <text:p text:style-name="P5">Sprint 24 Mystery + Treasure Rooms (completed 22/8/19)</text:p>
      <text:list xml:id="list6256768261271198341" text:style-name="L68">
        <text:list-item>
          <text:p text:style-name="P231">Implement Mystery Room encounter (not mystery events though)</text:p>
        </text:list-item>
        <text:list-item>
          <text:p text:style-name="P231">Implement Treasure room encounter</text:p>
          <text:list>
            <text:list-item>
              <text:p text:style-name="P231">Treasure room encounter type DONE</text:p>
            </text:list-item>
            <text:list-item>
              <text:p text:style-name="P231">world map generates treasure rooms DONE</text:p>
            </text:list-item>
            <text:list-item>
              <text:p text:style-name="P231">treasure box on click creates a loot event/window DONE</text:p>
            </text:list-item>
            <text:list-item>
              <text:p text:style-name="P231"><text:soft-page-break/>On encounter clicked for treasure room logic</text:p>
              <text:list>
                <text:list-item>
                  <text:p text:style-name="P231">generates a new level DONE</text:p>
                </text:list-item>
                <text:list-item>
                  <text:p text:style-name="P231">places a treasure chest at the centre DONE</text:p>
                </text:list-item>
              </text:list>
            </text:list-item>
          </text:list>
        </text:list-item>
      </text:list>
      <text:p text:style-name="P5">Sprint 25 Elite Encounter (completed 25/8/19)</text:p>
      <text:list xml:id="list7194723006195905025" text:style-name="L69">
        <text:list-item>
          <text:p text:style-name="P232">Design and implement at least 1 sophisticated and interesting elite encounter DONE</text:p>
        </text:list-item>
        <text:list-item>
          <text:p text:style-name="P232">Grim Reaper Working DONE (move to best whirlwind position <text:s/>not working)</text:p>
        </text:list-item>
        <text:list-item>
          <text:p text:style-name="P232">Elite encounter rewards working DONE</text:p>
        </text:list-item>
        <text:list-item>
          <text:p text:style-name="P232">Set up encounter room probability chances DONE</text:p>
        </text:list-item>
      </text:list>
      <text:p text:style-name="P5">Sprint 26: New Characters (warlock not implement, do later) completed 5/9/19</text:p>
      <text:list xml:id="list6442447046212552517" text:style-name="L70">
        <text:list-item>
          <text:p text:style-name="P233">Design two new playable classes</text:p>
          <text:list>
            <text:list-item>
              <text:p text:style-name="P233">Shaman abilities design + talent tree DONE</text:p>
            </text:list-item>
            <text:list-item>
              <text:p text:style-name="P233">Shaman Sprites/anims found DONE</text:p>
            </text:list-item>
            <text:list-item>
              <text:p text:style-name="P233">Warlock abilities design + talent tree DONE</text:p>
            </text:list-item>
            <text:list-item>
              <text:p text:style-name="P233">Warlock Sprites/anims found </text:p>
            </text:list-item>
          </text:list>
        </text:list-item>
        <text:list-item>
          <text:p text:style-name="P233">Find sprite sheets/animations</text:p>
        </text:list-item>
        <text:list-item>
          <text:p text:style-name="P233">Create Prefabs DONE</text:p>
        </text:list-item>
        <text:list-item>
          <text:p text:style-name="P233">Edit existing scripts (charactbox, character data, PrefabHolder, etc) DONE</text:p>
        </text:list-item>
      </text:list>
      <text:p text:style-name="P5">Sprint 27: Talent Trees rework (completed 6/9/19)</text:p>
      <text:list xml:id="list2832636634663650775"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text:soft-page-break/>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518956143783983540"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3181681300506894524" text:style-name="L73">
        <text:list-item>
          <text:p text:style-name="P234">Death Anims</text:p>
        </text:list-item>
        <text:list-item>
          <text:p text:style-name="P234">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5006017874080702385"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text:soft-page-break/>set left/right/up/down limits DONE</text:p>
                </text:list-item>
              </text:list>
            </text:list-item>
          </text:list>
        </text:list-item>
      </text:list>
      <text:list xml:id="list3178007948596708803" text:style-name="L75">
        <text:list-item>
          <text:p text:style-name="P82">create a visuals/tiles/background surronding the tiles DONE</text:p>
          <text:list>
            <text:list-item>
              <text:p text:style-name="P82">could use water tiles to make a BG. DONE</text:p>
            </text:list-item>
          </text:list>
        </text:list-item>
      </text:list>
      <text:list xml:id="list2132905197561423713" text:style-name="L76">
        <text:list-item>
          <text:p text:style-name="P247">Implement camera 'look at' whena defender is selected DONE</text:p>
        </text:list-item>
        <text:list-item>
          <text:p text:style-name="P247">Fine tune camera movement properties (zoom speed, damping, dead zone etc) DONE</text:p>
        </text:list-item>
        <text:list-item>
          <text:p text:style-name="P247">Make camera follow enemies during their activation/turn DONE</text:p>
        </text:list-item>
      </text:list>
      <text:p text:style-name="P6"/>
      <text:p text:style-name="P6">Sprint 31: Mass refactoring and clean up (completed 14/9/19, not passive traits)</text:p>
      <text:list xml:id="list4679876372452166011"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3686449842856542625" text:style-name="L78">
        <text:list-item>
          <text:p text:style-name="P84">Combat Logic Class</text:p>
          <text:list>
            <text:list-item>
              <text:p text:style-name="P84">create new static combat logic class DONE</text:p>
            </text:list-item>
            <text:list-item>
              <text:p text:style-name="P84">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4678015322554441806"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855232039622755319" text:style-name="L80">
        <text:list-item>
          <text:p text:style-name="P86">refactor move coroutine DONE</text:p>
        </text:list-item>
        <text:list-item>
          <text:p text:style-name="P86">refactor teleport effect DONE</text:p>
        </text:list-item>
        <text:list-item>
          <text:p text:style-name="P86"><text:soft-page-break/>refactor knockback effect DONE</text:p>
        </text:list-item>
      </text:list>
      <text:list xml:id="list3886502732586534961"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7361712510572729465" text:style-name="L82">
        <text:list-item>
          <text:p text:style-name="P88">Refactor UI canvas scripts (world map, roster, etc) DONE</text:p>
          <text:list>
            <text:list-item>
              <text:p text:style-name="P88">create visual parent objects for the static classes DONE</text:p>
            </text:list-item>
          </text:list>
        </text:list-item>
      </text:list>
      <text:list xml:id="list7745130112228718425" text:style-name="L83">
        <text:list-item>
          <text:p text:style-name="P89">Refactor and update enemy scripts/abilities DONE</text:p>
          <text:p text:style-name="P89"/>
        </text:list-item>
      </text:list>
      <text:p text:style-name="P6">Sprint 32: New traits and passives (completed 15/9/19)</text:p>
      <text:list xml:id="list7730567463259769861"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2255736973299438973" text:style-name="L85">
        <text:list-item>
          <text:p text:style-name="P91">Brain storm for new ideas</text:p>
          <text:list>
            <text:list-item>
              <text:p text:style-name="P91">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text:soft-page-break/>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4437942721640741799"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better, etc)</text:p>
            </text:list-item>
          </text:list>
        </text:list-item>
        <text:list-item>
          <text:p text:style-name="P92">Play test and tweak all character values, make the game feel fun and tactically interesting</text:p>
        </text:list-item>
      </text:list>
      <text:list xml:id="list3429541525174686029"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5510708153271274124" text:style-name="L88">
        <text:list-item>
          <text:p text:style-name="P94">Living entities</text:p>
          <text:list>
            <text:list-item>
              <text:p text:style-name="P94"><text:soft-page-break/>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6587479293904610456"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6801108914639310516" text:style-name="L90">
        <text:list-item>
          <text:p text:style-name="P96">New Scripts</text:p>
        </text:list-item>
      </text:list>
      <text:list xml:id="list5581284007395009478"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2997641848813488104"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2653100684597641001"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text:soft-page-break/>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6054548051851834748" text:style-name="L94">
        <text:list-item>
          <text:p text:style-name="P100">Camoflage</text:p>
        </text:list-item>
      </text:list>
      <text:list xml:id="list7228001040406575592"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2995638576783538406"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4215598019792027803" text:style-name="L97">
        <text:list-item>
          <text:p text:style-name="P103"><text:s/>See notes in design notes document</text:p>
        </text:list-item>
      </text:list>
      <text:p text:style-name="P6">Sprint 39: Rework Necromancer enemy (completed 28/10/19)</text:p>
      <text:list xml:id="list5097031501766680249"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5945501449804025155"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text:soft-page-break/>Combat logic damage calculator methods consider wisdom correctly when calculating damage DONE</text:p>
              <text:p text:style-name="P105"/>
            </text:list-item>
          </text:list>
        </text:list-item>
      </text:list>
      <text:p text:style-name="P6">Sprint 41: Items view rework (completed 31/10/19)</text:p>
      <text:list xml:id="list34783772" text:continue-list="list2132905197561423713"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34769510"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8872866457004053865" text:style-name="L100">
        <text:list-item>
          <text:p text:style-name="P107">review scripts from sci fi game</text:p>
        </text:list-item>
      </text:list>
      <text:p text:style-name="P6">Sprint 43: Reward Screen updates + UI view updates (completed 31/10/19)</text:p>
      <text:list xml:id="list5713151242776566298"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9124754303243917486"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Black screen fades in on combat start DONE</text:p>
        </text:list-item>
      </text:list>
      <text:p text:style-name="P6">Sprint 45: Ability/traits/passives/hp notifications system rework (completed 1/11/19)</text:p>
      <text:list xml:id="list34773018" text:continue-list="list34769510"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text:soft-page-break/>Sprint 46: Keyboard numpad triggers ability button clicks (completed 1/11/19)</text:p>
      <text:list xml:id="list36410715672752846"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598591168594970532"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7999164503173531072" text:style-name="L105">
        <text:list-item>
          <text:p text:style-name="P112">Update script/ai logic DONE</text:p>
        </text:list-item>
        <text:list-item>
          <text:p text:style-name="P112">Play test/balance/debug DONE</text:p>
        </text:list-item>
      </text:list>
      <text:list xml:id="list2535508008293362992"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8169117520979015029"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itles and effects written in yellow DONE</text:p>
            </text:list-item>
          </text:list>
        </text:list-item>
      </text:list>
      <text:list xml:id="list6224693433549305182" text:style-name="L108">
        <text:list-item>
          <text:p text:style-name="P115">Color codes</text:p>
          <text:list>
            <text:list-item>
              <text:p text:style-name="P115">Red: FD5555</text:p>
            </text:list-item>
            <text:list-item>
              <text:p text:style-name="P115">Brown: 968300</text:p>
            </text:list-item>
            <text:list-item>
              <text:p text:style-name="P115"><text:soft-page-break/>Blue: 00BEFF</text:p>
            </text:list-item>
            <text:list-item>
              <text:p text:style-name="P115">yellow: FFF91C</text:p>
            </text:list-item>
            <text:list-item>
              <text:p text:style-name="P115">white: FFFFFF</text:p>
            </text:list-item>
          </text:list>
        </text:list-item>
      </text:list>
      <text:list xml:id="list1830097047663537590"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1743667231134809044"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5370835495728798005"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7122332887467046599"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34787073" text:continue-list="list7598591168594970532" text:style-name="L104">
        <text:list-item>
          <text:p text:style-name="P111">Rework abilities DONE</text:p>
        </text:list-item>
      </text:list>
      <text:list xml:id="list603490124972835064" text:style-name="L113">
        <text:list-item>
          <text:p text:style-name="P120">Update script/ai logic DONE</text:p>
        </text:list-item>
        <text:list-item>
          <text:p text:style-name="P120">Play test/balance/debug DONE</text:p>
        </text:list-item>
        <text:list-item>
          <text:p text:style-name="P120"><text:soft-page-break/>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9046773038492365618"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3978413151061219922"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Improved Whirlwind DONE</text:p>
                </text:list-item>
              </text:list>
            </text:list-item>
            <text:list-item>
              <text:p text:style-name="P122">new traits working / finished</text:p>
              <text:list>
                <text:list-item>
                  <text:p text:style-name="P122"><text:soft-page-break/>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7298377322827056343" text:style-name="L116">
        <text:list-item>
          <text:p text:style-name="P123">test and debug all talents DONE</text:p>
        </text:list-item>
        <text:list-item>
          <text:p text:style-name="P123">talent tree row 3 highlights and displays sprites correctly DONE</text:p>
        </text:list-item>
        <text:list-item>
          <text:p text:style-name="P123">talent buttons display AP/CD/Range only if they are abilities DONE</text:p>
        </text:list-item>
      </text:list>
      <text:p text:style-name="P6"><text:soft-page-break/>Sprint 56: Project Cleanup / Prefab restructuring (completed 12/11/19)</text:p>
      <text:list xml:id="list5648679073708451027"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34770767"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7308208449669470873"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Id (int): used to give states their own unqiue identifier, to prevent modifying the wrong <text:soft-page-break/>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7538048125835309679"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7829490549015973689"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576839172701998399"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5399330417342912681"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4671354542328439028" text:style-name="L123">
        <text:list-item>
          <text:p text:style-name="P130">World map is generated from a prefab game object DONE</text:p>
        </text:list-item>
        <text:list-item>
          <text:p text:style-name="P130"><text:soft-page-break/>World map is now more like StS map DONE</text:p>
        </text:list-item>
        <text:list-item>
          <text:p text:style-name="P130">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4682123646073437857"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486057665486298824"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7450246531140959492"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6322535377436235040" text:style-name="L127">
        <text:list-item>
          <text:p text:style-name="P134">Skeleton Warrior</text:p>
          <text:list>
            <text:list-item>
              <text:p text:style-name="P134">update code logic for guard ability DONE</text:p>
            </text:list-item>
          </text:list>
        </text:list-item>
      </text:list>
      <text:list xml:id="list7950346746816477677"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8330395564117447117" text:style-name="L129">
        <text:list-item>
          <text:p text:style-name="P136">Ghoul</text:p>
          <text:list>
            <text:list-item>
              <text:p text:style-name="P136">set up sprites/anims DONE</text:p>
            </text:list-item>
            <text:list-item>
              <text:p text:style-name="P136"><text:soft-page-break/>Create script DONE</text:p>
            </text:list-item>
            <text:list-item>
              <text:p text:style-name="P136">play test + balance + bug squash DONE</text:p>
            </text:list-item>
          </text:list>
        </text:list-item>
      </text:list>
      <text:list xml:id="list2736697123583461625" text:style-name="L130">
        <text:list-item>
          <text:p text:style-name="P137">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5305917728680393317"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352909853692532495"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text:soft-page-break/>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7990837959643077624"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6476065913107174742" text:style-name="L134">
        <text:list-item>
          <text:p text:style-name="P141">when character is killed, their activation isnt instantly destroyed, instead it fades out gradually, or plays some nice visual effect (e.g. burning up) DONE</text:p>
        </text:list-item>
      </text:list>
      <text:list xml:id="list34787506" text:continue-list="list7990837959643077624"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text:soft-page-break/>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3493651875114444884"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8256766411662241324"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1288192722517908815" text:style-name="L137">
        <text:list-item>
          <text:p text:style-name="P144"><text:soft-page-break/>Movement</text:p>
        </text:list-item>
      </text:list>
      <text:list xml:id="list5927991599855863142" text:style-name="L138">
        <text:list-item>
          <text:p text:style-name="P145">free strike event occurs BEFORE character moves away DONE</text:p>
        </text:list-item>
      </text:list>
      <text:p text:style-name="P2">UI</text:p>
      <text:list xml:id="list146158145204725645" text:style-name="L139">
        <text:list-item>
          <text:p text:style-name="P146">Status icon panel fades in and out DONE</text:p>
        </text:list-item>
      </text:list>
      <text:list xml:id="list1224840426911344437" text:style-name="L140">
        <text:list-item>
          <text:p text:style-name="P147">Health bar added to ability bar DONE</text:p>
        </text:list-item>
        <text:list-item>
          <text:p text:style-name="P147">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9123678106734639074" text:style-name="L141">
        <text:list-item>
          <text:p text:style-name="P148">text logic also edits ability info panel text fields (just for the starting defender abilities) DONE</text:p>
        </text:list-item>
      </text:list>
      <text:p text:style-name="P2">Play Test</text:p>
      <text:list xml:id="list7779356943013976052" text:style-name="L142">
        <text:list-item>
          <text:p text:style-name="P149">Play the game and hunt/squash bugs</text:p>
        </text:list-item>
      </text:list>
      <text:p text:style-name="P2">Controls</text:p>
      <text:list xml:id="list1116873022458485535"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5406478381208846946" text:style-name="L144">
        <text:list-header>
          <text:p text:style-name="P151"/>
        </text:list-header>
      </text:list>
      <text:p text:style-name="P6">Sprint 66: More Mystery Encounters</text:p>
      <text:list xml:id="list4258789935991289604" text:style-name="L145">
        <text:list-item>
          <text:p text:style-name="P152">Add 4 more mystery encounters to the game</text:p>
        </text:list-item>
      </text:list>
      <text:list xml:id="list34779721" text:continue-list="list5399330417342912681"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text:soft-page-break/>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Sprint 67: Boss Encounter (completed 12/12/19)</text:p>
      <text:list xml:id="list6933580593056511545"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6">change back to old strength status icon image FIXED</text:p>
        </text:list-item>
      </text:list>
      <text:p text:style-name="P11">Sprint 68: Simple Game Over Event / Loop (competed 13/12/19)</text:p>
      <text:list xml:id="list5231360192178547574" text:style-name="L147">
        <text:list-item>
          <text:p text:style-name="P257">EventManager</text:p>
          <text:list>
            <text:list-item>
              <text:p text:style-name="P257">Create new method: StartNewGameOverEvent() DONE</text:p>
            </text:list-item>
            <text:list-item>
              <text:p text:style-name="P257">new method: StartNewEndBossEncounterEvent() DONE</text:p>
              <text:list>
                <text:list-item>
                  <text:p text:style-name="P257">for now, plays the same logic as game over event DONE</text:p>
                </text:list-item>
              </text:list>
            </text:list-item>
          </text:list>
        </text:list-item>
      </text:list>
      <text:list xml:id="list6994666427425129142" text:style-name="L148">
        <text:list-item>
          <text:p text:style-name="P258">Create 'Game Over' Screen UI DONE</text:p>
          <text:list>
            <text:list-item>
              <text:p text:style-name="P258">Screen Elements</text:p>
              <text:list>
                <text:list-item>
                  <text:p text:style-name="P258">Main menu button DONE</text:p>
                </text:list-item>
                <text:list-item>
                  <text:p text:style-name="P258"><text:soft-page-break/>Game over text / panel image BG DONE</text:p>
                </text:list-item>
                <text:list-item>
                  <text:p text:style-name="P258">'Your Score' text / panel image BG DONE</text:p>
                </text:list-item>
                <text:list-item>
                  <text:p text:style-name="P258">Content size fitter area for score elements DONE</text:p>
                </text:list-item>
                <text:list-item>
                  <text:p text:style-name="P258">Below score content area: Total Score text / panel BG Image DONE</text:p>
                </text:list-item>
              </text:list>
            </text:list-item>
          </text:list>
        </text:list-item>
        <text:list-item>
          <text:p text:style-name="P258">BlackScreenManager fades out to 50%, then game over screen slowly blends in over the top DONE</text:p>
        </text:list-item>
        <text:list-item>
          <text:p text:style-name="P258">Return to main menu button fades game out slowly, then reloads menu scene correctly DONE</text:p>
        </text:list-item>
      </text:list>
      <text:p text:style-name="P13"/>
      <text:p text:style-name="P11">Sprint 69: Score Manager and Scoring System (completed 13/12/19)</text:p>
      <text:list xml:id="list5969953755734211608" text:style-name="L149">
        <text:list-item>
          <text:p text:style-name="P259">Brainstorm different ways for players to increase their score DONE</text:p>
          <text:list>
            <text:list-item>
              <text:p text:style-name="P259">Elite Encounter Defeated: 10 points</text:p>
            </text:list-item>
            <text:list-item>
              <text:p text:style-name="P259">For each encounter of any type completed: 5 points</text:p>
            </text:list-item>
            <text:list-item>
              <text:p text:style-name="P259">For each boss defeated: 50</text:p>
            </text:list-item>
            <text:list-item>
              <text:p text:style-name="P259">Champion: defeat an elite without taking damage: 25</text:p>
            </text:list-item>
            <text:list-item>
              <text:p text:style-name="P259">Slayer: defeat a basic encounter without taking any damage: 10</text:p>
            </text:list-item>
            <text:list-item>
              <text:p text:style-name="P259">Boss Punisher: Defeat a boss without taking damage: 50</text:p>
            </text:list-item>
            <text:list-item>
              <text:p text:style-name="P259">Item Collector: For each item collected: 2 points</text:p>
            </text:list-item>
            <text:list-item>
              <text:p text:style-name="P259">Hoarder: Collect 3 copies of the same item: 10 points</text:p>
            </text:list-item>
            <text:list-item>
              <text:p text:style-name="P259">Artifact Collector: For each arifact collected: 10 points</text:p>
            </text:list-item>
            <text:list-item>
              <text:p text:style-name="P259">Empowered: For each state gained: 5 pts</text:p>
            </text:list-item>
            <text:list-item>
              <text:p text:style-name="P259">Riches: for each 100g collected: 5 points</text:p>
            </text:list-item>
            <text:list-item>
              <text:p text:style-name="P259">Ultimate Blessing Have 5 active states at any point: 50 points</text:p>
            </text:list-item>
            <text:list-item>
              <text:p text:style-name="P259">Well Armed: Foreach epic item collected: 5pts</text:p>
            </text:list-item>
            <text:list-item>
              <text:p text:style-name="P259">Knowledge: For each level gained on a character: 5pts</text:p>
            </text:list-item>
          </text:list>
        </text:list-item>
      </text:list>
      <text:list xml:id="list7216938020184101587" text:style-name="L150">
        <text:list-item>
          <text:p text:style-name="P260">New Singleton Class: ScoreManager DONE</text:p>
        </text:list-item>
        <text:list-item>
          <text:p text:style-name="P260">New ScoreElement Class DONE</text:p>
          <text:list>
            <text:list-item>
              <text:p text:style-name="P260">Properties DONE</text:p>
              <text:list>
                <text:list-item>
                  <text:p text:style-name="P260">levelsGained</text:p>
                </text:list-item>
                <text:list-item>
                  <text:p text:style-name="P260">epicItemsCollected</text:p>
                </text:list-item>
                <text:list-item>
                  <text:p text:style-name="P260"><text:soft-page-break/>elites killed</text:p>
                </text:list-item>
                <text:list-item>
                  <text:p text:style-name="P260">encounters completed</text:p>
                </text:list-item>
                <text:list-item>
                  <text:p text:style-name="P260">items collected</text:p>
                </text:list-item>
                <text:list-item>
                  <text:p text:style-name="P260">gold collected</text:p>
                </text:list-item>
                <text:list-item>
                  <text:p text:style-name="P260">artifacts collected</text:p>
                </text:list-item>
                <text:list-item>
                  <text:p text:style-name="P260">statesCollected</text:p>
                </text:list-item>
                <text:list-item>
                  <text:p text:style-name="P260">bosses defeated</text:p>
                </text:list-item>
                <text:list-item>
                  <text:p text:style-name="P260">killedBasicNoDamageTaken</text:p>
                </text:list-item>
                <text:list-item>
                  <text:p text:style-name="P260">killedEliteNoDamageTaken</text:p>
                </text:list-item>
                <text:list-item>
                  <text:p text:style-name="P260">killedBossNoDamageTaken</text:p>
                </text:list-item>
              </text:list>
            </text:list-item>
          </text:list>
        </text:list-item>
      </text:list>
      <text:p text:style-name="P13"/>
      <text:p text:style-name="P11">Sprint 70: Line Renderer for pathing and movement actions (completed 20/12/19)</text:p>
      <text:list xml:id="list3161912449561234919" text:style-name="L151">
        <text:list-item>
          <text:p text:style-name="P261">For movement related abilities, a line is draw from tile to tile showing the path that will be taken</text:p>
        </text:list-item>
        <text:list-item>
          <text:p text:style-name="P261">The line renderer also indicates to the player if a free strike will occur as a result of the movement</text:p>
        </text:list-item>
        <text:list-item>
          <text:p text:style-name="P261">New Scripts and Old script Updates</text:p>
          <text:list>
            <text:list-item>
              <text:p text:style-name="P261">PathRenderer</text:p>
              <text:list>
                <text:list-item>
                  <text:p text:style-name="P261">Has a line renderer component, responsible for drawing path across tiles</text:p>
                </text:list-item>
                <text:list-item>
                  <text:p text:style-name="P261">DrawPath(tile start, tile end)</text:p>
                </text:list-item>
                <text:list-item>
                  <text:p text:style-name="P261">Process for drawing path:</text:p>
                  <text:list>
                    <text:list-item>
                      <text:p text:style-name="P261">On ability button clicked, detect if ability is movement related</text:p>
                    </text:list-item>
                    <text:list-item>
                      <text:p text:style-name="P261">if it is, make astar create a path from selected defender to hovered over tile</text:p>
                    </text:list-item>
                    <text:list-item>
                      <text:p text:style-name="P261">send the path stack to PathRenderer static class</text:p>
                    </text:list-item>
                    <text:list-item>
                      <text:p text:style-name="P261">for each node in the path, LevelManager.GetTileFromPointReference, then put each tile in a list.</text:p>
                    </text:list-item>
                    <text:list-item>
                      <text:p text:style-name="P261">For each tile in the list, create a new position in the line renderer array/list, and set that new position equal to the tiles world pos property</text:p>
                    </text:list-item>
                    <text:list-item>
                      <text:p text:style-name="P261">turn on the linerenderers visibility</text:p>
                    </text:list-item>
                    <text:list-item>
                      <text:p text:style-name="P261">in order to show free strikes, the current path displayed needs to be saved in a variable somewhere, and each element needs to be of type tile</text:p>
                    </text:list-item>
                  </text:list>
                </text:list-item>
              </text:list>
            </text:list-item>
          </text:list>
        </text:list-item>
      </text:list>
      <text:list xml:id="list2701939548788876894" text:style-name="L152">
        <text:list-item>
          <text:p text:style-name="P262"><text:soft-page-break/>Process for detetcing free strikes</text:p>
          <text:list>
            <text:list-item>
              <text:p text:style-name="P262">after line render turns on, start checking each index of the line</text:p>
            </text:list-item>
            <text:list-item>
              <text:p text:style-name="P262">starting with the tile at index 0</text:p>
              <text:list>
                <text:list-item>
                  <text:p text:style-name="P262">foreach enemy in enemymanager, get tiles within range (melee range of enemy)</text:p>
                </text:list-item>
                <text:list-item>
                  <text:p text:style-name="P262">if the tile in the index currently beging checked is in that tile list, add enemy to local list</text:p>
                </text:list-item>
                <text:list-item>
                  <text:p text:style-name="P262">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4285168025546962313" text:style-name="L153">
        <text:list-item>
          <text:p text:style-name="P263">Ideas/Problems/Solutions</text:p>
          <text:list>
            <text:list-item>
              <text:p text:style-name="P263">When enemies move towards a target to get in range, they dont prioritize moving over grass tiles when it would make sense to do so </text:p>
            </text:list-item>
            <text:list-item>
              <text:p text:style-name="P263">Enemies will spend all AP moving into range, even if they cannot attack. This makes it easier for defenders to land the first attacks, since the enemies did all the work moving into range</text:p>
            </text:list-item>
          </text:list>
        </text:list-item>
        <text:list-item>
          <text:p text:style-name="P263">New Methods</text:p>
          <text:list>
            <text:list-item>
              <text:p text:style-name="P263">bool WillMovementTriggerFreeStrike()</text:p>
            </text:list-item>
            <text:list-item>
              <text:p text:style-name="P263">bool CanPerformAbilityTwoAfterAbilityOne(Ability one, Ability two, LE entity) DONE</text:p>
              <text:list>
                <text:list-item>
                  <text:p text:style-name="P263">stop enemies from charging into defenders range without being able to attack: enemies should only advance if they can attack</text:p>
                </text:list-item>
              </text:list>
            </text:list-item>
          </text:list>
        </text:list-item>
      </text:list>
      <text:list xml:id="list8584074294281785295" text:style-name="L154">
        <text:list-item>
          <text:p text:style-name="P264">Updates to older methods DONE</text:p>
          <text:list>
            <text:list-item>
              <text:p text:style-name="P264">GetClosestEnemy / GetClosestTile</text:p>
              <text:list>
                <text:list-item>
                  <text:p text:style-name="P264">current calculates distance as a float between points A and B, should instead calculate distince in tiles, not virtual game distance</text:p>
                </text:list-item>
                <text:list-item>
                  <text:p text:style-name="P264">should return a list of tiles if more then 1 tile is the same distance, or randomly pick a random tile from the list, then return that tile. Or return the 'best' tile (grass tile, etc)</text:p>
                </text:list-item>
              </text:list>
            </text:list-item>
          </text:list>
        </text:list-item>
      </text:list>
      <text:list xml:id="list8470185282187222633" text:style-name="L155">
        <text:list-item>
          <text:p text:style-name="P265">GetClosestVALIDEnemy DONE</text:p>
          <text:list>
            <text:list-item>
              <text:p text:style-name="P265">GetClosestEnemy causes enemies to spaz out some times. This because the closest enemy is not valid (stealthed, camo, etc) and it cant figure out how to move in range of. </text:p>
            </text:list-item>
          </text:list>
        </text:list-item>
      </text:list>
      <text:list xml:id="list2846874446589978932" text:style-name="L156">
        <text:list-item>
          <text:p text:style-name="P266">Enemy ability/passive updates</text:p>
          <text:list>
            <text:list-item>
              <text:p text:style-name="P266">Necromancer </text:p>
            </text:list-item>
          </text:list>
        </text:list-item>
      </text:list>
      <text:list xml:id="list960074621155187262" text:style-name="L157">
        <text:list-item>
          <text:p text:style-name="P267"><text:soft-page-break/>Warrior</text:p>
        </text:list-item>
      </text:list>
      <text:p text:style-name="P13"/>
      <text:p text:style-name="P11">Sprint 72: General game changes / experimentation (completed 26/12/19)</text:p>
      <text:list xml:id="list7447070893039242318" text:style-name="L158">
        <text:list-item>
          <text:p text:style-name="P268">Double the values of everything DONE</text:p>
          <text:list>
            <text:list-item>
              <text:p text:style-name="P268">double health of all characters DONE</text:p>
            </text:list-item>
            <text:list-item>
              <text:p text:style-name="P268">double damage values DONE</text:p>
            </text:list-item>
            <text:list-item>
              <text:p text:style-name="P268">double passives DONE</text:p>
            </text:list-item>
            <text:list-item>
              <text:p text:style-name="P268">double ability values DONE</text:p>
            </text:list-item>
          </text:list>
        </text:list-item>
      </text:list>
      <text:list xml:id="list793911429730507454" text:style-name="L159">
        <text:list-item>
          <text:p text:style-name="P269">Implement critical strikes DONE</text:p>
          <text:list>
            <text:list-item>
              <text:p text:style-name="P269">all characters have a base crit chance of 5% DONE</text:p>
            </text:list-item>
            <text:list-item>
              <text:p text:style-name="P269">crits are indicated by damage text in loseHP vfx going yellow DONE </text:p>
            </text:list-item>
            <text:list-item>
              <text:p text:style-name="P269">crits increase damage by 50% DONE</text:p>
            </text:list-item>
          </text:list>
        </text:list-item>
      </text:list>
      <text:list xml:id="list6312619317722410444" text:style-name="L160">
        <text:list-item>
          <text:p text:style-name="P270">Items DONE</text:p>
          <text:list>
            <text:list-item>
              <text:p text:style-name="P270">items from basic enemies are always common DONE</text:p>
            </text:list-item>
            <text:list-item>
              <text:p text:style-name="P270">elites always drop a rare item reward DONE</text:p>
            </text:list-item>
            <text:list-item>
              <text:p text:style-name="P270">bosses always drop an epic item reward DONE</text:p>
            </text:list-item>
          </text:list>
        </text:list-item>
      </text:list>
      <text:list xml:id="list7882071904145396398" text:style-name="L161">
        <text:list-item>
          <text:p text:style-name="P271">Remove artifacts system for now DONE</text:p>
        </text:list-item>
      </text:list>
      <text:list xml:id="list3817927469507172717" text:style-name="L162">
        <text:list-item>
          <text:p text:style-name="P272">New Energy system DONE</text:p>
          <text:list>
            <text:list-item>
              <text:p text:style-name="P272">characters start with 60 max stamina</text:p>
            </text:list-item>
            <text:list-item>
              <text:p text:style-name="P272">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2">Max Energy: the limit of how much stamina a character can have</text:p>
                </text:list-item>
              </text:list>
            </text:list-item>
          </text:list>
        </text:list-item>
      </text:list>
      <text:list xml:id="list7106610833577684396" text:style-name="L163">
        <text:list-item>
          <text:p text:style-name="P273">To do</text:p>
          <text:list>
            <text:list-item>
              <text:p text:style-name="P273">change all variables/property names DONE</text:p>
            </text:list-item>
            <text:list-item>
              <text:p text:style-name="P273">change all method names DONE</text:p>
            </text:list-item>
            <text:list-item>
              <text:p text:style-name="P273">changes text values in passives/ability descriptions DONE</text:p>
            </text:list-item>
            <text:list-item>
              <text:p text:style-name="P273"><text:soft-page-break/>change all ability energy values DONE</text:p>
            </text:list-item>
          </text:list>
        </text:list-item>
      </text:list>
      <text:p text:style-name="P13"/>
      <text:p text:style-name="P11">Sprint 73: Level, Tiles Tile Objects Overhaul (completed 2/1/2020)</text:p>
      <text:list xml:id="list3266788214390507096" text:style-name="L164">
        <text:list-item>
          <text:p text:style-name="P274">Level / Map changes</text:p>
          <text:list>
            <text:list-item>
              <text:p text:style-name="P274">Make some new level text files with trees and deep water</text:p>
              <text:list>
                <text:list-item>
                  <text:p text:style-name="P274">New map size 13x7 DONE</text:p>
                </text:list-item>
                <text:list-item>
                  <text:p text:style-name="P274">adjust camera zoom limits DONE</text:p>
                </text:list-item>
                <text:list-item>
                  <text:p text:style-name="P274">disable camera edge collider positions for now DONE</text:p>
                </text:list-item>
                <text:list-item>
                  <text:p text:style-name="P274">disable level background DONE</text:p>
                </text:list-item>
              </text:list>
            </text:list-item>
            <text:list-item>
              <text:p text:style-name="P274">modify all methods asssociated with map size DONE</text:p>
              <text:list>
                <text:list-item>
                  <text:p text:style-name="P274">where defenders/enemies get placed on combat start DONE</text:p>
                </text:list-item>
              </text:list>
            </text:list-item>
          </text:list>
        </text:list-item>
      </text:list>
      <text:list xml:id="list1857282452248538272" text:style-name="L165">
        <text:list-item>
          <text:p text:style-name="P275">Implement new tiles, change previous</text:p>
          <text:list>
            <text:list-item>
              <text:p text:style-name="P275">New tile properties DONE</text:p>
              <text:list>
                <text:list-item>
                  <text:p text:style-name="P275">BlocksLoS DONE</text:p>
                </text:list-item>
                <text:list-item>
                  <text:p text:style-name="P275">Walkable property reworked DONE</text:p>
                </text:list-item>
              </text:list>
            </text:list-item>
            <text:list-item>
              <text:p text:style-name="P275">Grass tile</text:p>
              <text:list>
                <text:list-item>
                  <text:p text:style-name="P275">camoflage is applied on activation end, not just by moving over grass tile DONE</text:p>
                </text:list-item>
                <text:list-item>
                  <text:p text:style-name="P275">camoflage is not removed from stepping off a grass tile DONE</text:p>
                </text:list-item>
                <text:list-item>
                  <text:p text:style-name="P275">camoflage IS removed by using a magic attack, melee attack, or taking any damage DONE</text:p>
                </text:list-item>
              </text:list>
            </text:list-item>
          </text:list>
        </text:list-item>
      </text:list>
      <text:list xml:id="list5178318611615700366" text:style-name="L166">
        <text:list-item>
          <text:p text:style-name="P276">Tree tile DONE</text:p>
          <text:list>
            <text:list-item>
              <text:p text:style-name="P276">create prefab DONE</text:p>
            </text:list-item>
            <text:list-item>
              <text:p text:style-name="P276">new tree tile type enum DONE</text:p>
            </text:list-item>
          </text:list>
        </text:list-item>
        <text:list-item>
          <text:p text:style-name="P276">Deep Water tile DONE </text:p>
          <text:list>
            <text:list-item>
              <text:p text:style-name="P276">create prefab DONE</text:p>
            </text:list-item>
            <text:list-item>
              <text:p text:style-name="P276">new deepWater tile type enum DONE</text:p>
            </text:list-item>
          </text:list>
        </text:list-item>
      </text:list>
      <text:list xml:id="list792217067723014130" text:style-name="L167">
        <text:list-item>
          <text:p text:style-name="P277">Logic Updates and new features</text:p>
          <text:list>
            <text:list-item>
              <text:p text:style-name="P277">Astar only draws a path over valid tiles (not trees or deep water) DONE</text:p>
            </text:list-item>
            <text:list-item>
              <text:p text:style-name="P277">CombatLogic.HandleDamage() method checks for back striking</text:p>
            </text:list-item>
            <text:list-item>
              <text:p text:style-name="P277"><text:soft-page-break/>EntityLogic changes</text:p>
              <text:list>
                <text:list-item>
                  <text:p text:style-name="P277">IsTargetVisible checks for line of sight DONE</text:p>
                </text:list-item>
              </text:list>
            </text:list-item>
            <text:list-item>
              <text:p text:style-name="P277">PositionLogic changes</text:p>
              <text:list>
                <text:list-item>
                  <text:p text:style-name="P277"><text:s/>IsEntityAttackingTargetsBack(LivingEntity entity, LivingEntity target) DONE</text:p>
                </text:list-item>
              </text:list>
            </text:list-item>
          </text:list>
        </text:list-item>
      </text:list>
      <text:list xml:id="list6749464904825224957" text:style-name="L168">
        <text:list-item>
          <text:p text:style-name="P278">Play test map/tile changes and debug DONE</text:p>
        </text:list-item>
      </text:list>
      <text:p text:style-name="P13"/>
      <text:p text:style-name="P11">Sprint 74: Redesign and Brainstorming (completed 8/1/2020)</text:p>
      <text:list xml:id="list3966565073243059673" text:style-name="L169">
        <text:list-item>
          <text:p text:style-name="P279">Redesign all abilities DONE</text:p>
        </text:list-item>
        <text:list-item>
          <text:p text:style-name="P279">Redesign all passives DONE</text:p>
        </text:list-item>
        <text:list-item>
          <text:p text:style-name="P279">Design character presets DONE</text:p>
        </text:list-item>
        <text:list-item>
          <text:p text:style-name="P279">Redesign level properties DONE</text:p>
        </text:list-item>
        <text:list-item>
          <text:p text:style-name="P279">Design LoS and back strike rules DONE</text:p>
          <text:list>
            <text:list-item>
              <text:p text:style-name="P279">bs rule: if attack is a melee attack, and character is facing away from attacker, it is a back strike, else, not a back strike DONE</text:p>
            </text:list-item>
            <text:list-item>
              <text:p text:style-name="P279">LoS rules/system: same as scifi game we made DONE</text:p>
            </text:list-item>
          </text:list>
        </text:list-item>
        <text:list-item>
          <text:p text:style-name="P279">Redesign tile types and rules DONE</text:p>
        </text:list-item>
        <text:list-item>
          <text:p text:style-name="P279">Redesign all items DONE</text:p>
        </text:list-item>
        <text:list-item>
          <text:p text:style-name="P279">Design Potions/Consumables DONE</text:p>
        </text:list-item>
        <text:list-item>
          <text:p text:style-name="P279">Redesign States DONE</text:p>
          <text:list>
            <text:list-item>
              <text:p text:style-name="P279">Design boss state rewards DONE</text:p>
            </text:list-item>
            <text:list-item>
              <text:p text:style-name="P279">Design camp site states DONE</text:p>
            </text:list-item>
            <text:list-item>
              <text:p text:style-name="P279">states will have to be designed as we develop. This is because most of the states will be gained from mystery encounters, and we don't know what they are yet.</text:p>
            </text:list-item>
          </text:list>
        </text:list-item>
        <text:list-item>
          <text:p text:style-name="P279">Redesign Camp site event DONE</text:p>
        </text:list-item>
        <text:list-item>
          <text:p text:style-name="P279">Redesign shop elements DONE</text:p>
        </text:list-item>
        <text:list-item>
          <text:p text:style-name="P279">Design Kings blessing game start event DONE</text:p>
        </text:list-item>
        <text:list-item>
          <text:p text:style-name="P279">Redesign 10 mystery encounters DONE</text:p>
        </text:list-item>
        <text:list-item>
          <text:p text:style-name="P279">Enemy Redesign DONE</text:p>
        </text:list-item>
      </text:list>
      <text:list xml:id="list1476780621351375021" text:style-name="L170">
        <text:list-item>
          <text:p text:style-name="P280"><text:soft-page-break/>After all designs finished, create all sprints and set timeline DONE</text:p>
        </text:list-item>
      </text:list>
      <text:p text:style-name="P13"/>
      <text:p text:style-name="P6">Sprint 75: Item, Passives, Abilities and Character Data Updates (completed 21/1/2020)</text:p>
      <text:list xml:id="list2826551668318618680"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2116614357164510218"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4387637520296158418"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3035483591448832694"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text:soft-page-break/>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4141442991816437020"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3919580223589778642" text:style-name="L176">
        <text:list-item>
          <text:p text:style-name="P160">AbilityLogic changes DONE</text:p>
          <text:list>
            <text:list-item>
              <text:p text:style-name="P160">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2495211197501644922"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text:soft-page-break/>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8134947417594371437" text:style-name="L178">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2578677688680096728"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xt:soft-page-break/>Testudo DONE</text:p>
            </text:list-item>
            <text:list-item>
              <text:p text:style-name="P163">Reactive Armour DONE</text:p>
            </text:list-item>
            <text:list-item>
              <text:p text:style-name="P163">Challenging Shout DONE</text:p>
            </text:list-item>
          </text:list>
        </text:list-item>
      </text:list>
      <text:list xml:id="list2482574864196375820"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6274172067472077773" text:style-name="L181">
        <text:list-item>
          <text:p text:style-name="P165">Cyromancy</text:p>
        </text:list-item>
      </text:list>
      <text:list xml:id="list34756407" text:continue-list="list2482574864196375820"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4607584295253916693"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ext:soft-page-break/>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4535090556174803472"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4422122298881517847" text:style-name="L184">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8958348882190190725"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text:soft-page-break/>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9168642698713042029"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8853250749313133921"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34773910"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text:soft-page-break/>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437710912733531098"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ext:soft-page-break/>to prevent odd behaviour, any methods that reference the taunter must also check if they are inDeathProcess and also still valid as a target DONE</text:p>
            </text:list-item>
          </text:list>
        </text:list-item>
      </text:list>
      <text:p text:style-name="P2"/>
      <text:list xml:id="list4688462841153064248"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4353730245916919515"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5299600456647208969"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6189566449571337189" text:style-name="L192">
        <text:list-item>
          <text:p text:style-name="P176"><text:soft-page-break/>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3969529912761459678"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8">Aura Size bonus DONE</text:p>
        </text:list-item>
        <text:list-item>
          <text:p text:style-name="P248">All Imbuements DONE</text:p>
        </text:list-item>
        <text:list-item>
          <text:p text:style-name="P248">All Temporary Imbuements DONE</text:p>
        </text:list-item>
        <text:list-item>
          <text:p text:style-name="P248">Magic damage bonuses (forms) DONE</text:p>
        </text:list-item>
        <text:list-item>
          <text:p text:style-name="P248">magic resistance bonus (forms, infuse) DONE</text:p>
        </text:list-item>
        <text:list-item>
          <text:p text:style-name="P248">Debuffs</text:p>
          <text:list>
            <text:list-item>
              <text:p text:style-name="P248">Blind DONE</text:p>
            </text:list-item>
            <text:list-item>
              <text:p text:style-name="P248">Disarmed DONE</text:p>
            </text:list-item>
            <text:list-item>
              <text:p text:style-name="P248">Silenced DONE</text:p>
            </text:list-item>
            <text:list-item>
              <text:p text:style-name="P248">Stunned DONE</text:p>
            </text:list-item>
            <text:list-item>
              <text:p text:style-name="P248">Terrified DONE</text:p>
            </text:list-item>
            <text:list-item>
              <text:p text:style-name="P248">Weakened DONE</text:p>
            </text:list-item>
            <text:list-item>
              <text:p text:style-name="P248">Vulnerable DONE</text:p>
            </text:list-item>
            <text:list-item>
              <text:p text:style-name="P248">Shocked DONE</text:p>
            </text:list-item>
            <text:list-item>
              <text:p text:style-name="P248">Sleep DONE</text:p>
            </text:list-item>
          </text:list>
        </text:list-item>
      </text:list>
      <text:list xml:id="list5176929319115927308" text:style-name="L194">
        <text:list-item>
          <text:p text:style-name="P249">Sharpened blade DONE</text:p>
        </text:list-item>
        <text:list-item>
          <text:p text:style-name="P249">Unleashed DONE</text:p>
        </text:list-item>
        <text:list-item>
          <text:p text:style-name="P249">Unstoppable DONE</text:p>
        </text:list-item>
        <text:list-item>
          <text:p text:style-name="P249">Unwavering DONE</text:p>
        </text:list-item>
        <text:list-item>
          <text:p text:style-name="P249">Infallible DONE</text:p>
        </text:list-item>
        <text:list-item>
          <text:p text:style-name="P249">Incorruptable DONE</text:p>
        </text:list-item>
        <text:list-item>
          <text:p text:style-name="P249"><text:soft-page-break/>Patient Stalker DONE</text:p>
        </text:list-item>
        <text:list-item>
          <text:p text:style-name="P249">Predator DONE</text:p>
        </text:list-item>
        <text:list-item>
          <text:p text:style-name="P249">Flux DONE</text:p>
        </text:list-item>
        <text:list-item>
          <text:p text:style-name="P249">Life Steal DONE</text:p>
        </text:list-item>
        <text:list-item>
          <text:p text:style-name="P249">Undead DONE</text:p>
        </text:list-item>
        <text:list-item>
          <text:p text:style-name="P249">Stealth DONE</text:p>
        </text:list-item>
        <text:list-item>
          <text:p text:style-name="P249">True Sight DONE</text:p>
        </text:list-item>
        <text:list-item>
          <text:p text:style-name="P249">Temp True Sight DONE</text:p>
        </text:list-item>
        <text:list-item>
          <text:p text:style-name="P249">Perfect Aim DONE</text:p>
        </text:list-item>
        <text:list-item>
          <text:p text:style-name="P249">Nimble DONE</text:p>
        </text:list-item>
        <text:list-item>
          <text:p text:style-name="P249">Perfect reflexes DONE</text:p>
        </text:list-item>
        <text:list-item>
          <text:p text:style-name="P249">Masochist DONE</text:p>
        </text:list-item>
        <text:list-item>
          <text:p text:style-name="P249">Slippery DONE</text:p>
        </text:list-item>
        <text:list-item>
          <text:p text:style-name="P249">Last Stand DONE</text:p>
        </text:list-item>
        <text:list-item>
          <text:p text:style-name="P249">Riposte DONE</text:p>
        </text:list-item>
        <text:list-item>
          <text:p text:style-name="P249">Shatter DONE</text:p>
        </text:list-item>
        <text:list-item>
          <text:p text:style-name="P249">Ethereal Being</text:p>
        </text:list-item>
        <text:list-item>
          <text:p text:style-name="P249">Phasing DONE</text:p>
        </text:list-item>
        <text:list-item>
          <text:p text:style-name="P249">Cautious DONE</text:p>
        </text:list-item>
        <text:list-item>
          <text:p text:style-name="P249">Volatile DONE (still super buggy though)</text:p>
        </text:list-item>
        <text:list-item>
          <text:p text:style-name="P249">Growing DONE</text:p>
        </text:list-item>
        <text:list-item>
          <text:p text:style-name="P249">Enrage DONE</text:p>
        </text:list-item>
        <text:list-item>
          <text:p text:style-name="P249">Regeneration DONE</text:p>
        </text:list-item>
        <text:list-item>
          <text:p text:style-name="P249">Venomous DONE</text:p>
        </text:list-item>
        <text:list-item>
          <text:p text:style-name="P249">Poisonous DONE</text:p>
        </text:list-item>
        <text:list-item>
          <text:p text:style-name="P249">Immolation DONE</text:p>
        </text:list-item>
        <text:list-item>
          <text:p text:style-name="P249">Tenacious DONE</text:p>
        </text:list-item>
        <text:list-item>
          <text:p text:style-name="P249">Fading DONE</text:p>
        </text:list-item>
        <text:list-item>
          <text:p text:style-name="P249"><text:soft-page-break/>Hawk Eye DONE</text:p>
        </text:list-item>
        <text:list-item>
          <text:p text:style-name="P249">Temp Hawk Eye DONE</text:p>
        </text:list-item>
        <text:list-item>
          <text:p text:style-name="P249">Opportunist DONE</text:p>
        </text:list-item>
      </text:list>
      <text:p text:style-name="P7">Aura Traits</text:p>
      <text:list xml:id="list8333751799861364920" text:style-name="L195">
        <text:list-item>
          <text:p text:style-name="P250">Encouraging Aura DONE</text:p>
        </text:list-item>
        <text:list-item>
          <text:p text:style-name="P250">Fiery Aura DONE</text:p>
        </text:list-item>
        <text:list-item>
          <text:p text:style-name="P250">Toxic Aura DONE</text:p>
        </text:list-item>
        <text:list-item>
          <text:p text:style-name="P250">Storm Aura DONE</text:p>
        </text:list-item>
        <text:list-item>
          <text:p text:style-name="P250">Hateful Aura DONE</text:p>
        </text:list-item>
        <text:list-item>
          <text:p text:style-name="P250">Soul Drain Aura</text:p>
        </text:list-item>
        <text:list-item>
          <text:p text:style-name="P250">Guardian Aura DONE</text:p>
        </text:list-item>
        <text:list-item>
          <text:p text:style-name="P250">Sacred Aura DONE</text:p>
        </text:list-item>
        <text:list-item>
          <text:p text:style-name="P250">Shadow Aura DONE</text:p>
        </text:list-item>
      </text:list>
      <text:p text:style-name="P2"/>
      <text:p text:style-name="P4">Character Data Script Rework</text:p>
      <text:list xml:id="list8671787794355202523"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2802088198994697699"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text:soft-page-break/></text:p>
      <text:p text:style-name="P11">Sprint 76: Character Data / Character Roster View / Talent Systems and Views (completed 23/1/2020)</text:p>
      <text:list xml:id="list6634307918890922037" text:style-name="L198">
        <text:list-item>
          <text:p text:style-name="P281">Design views</text:p>
          <text:list>
            <text:list-item>
              <text:p text:style-name="P281">Front Page</text:p>
              <text:list>
                <text:list-item>
                  <text:p text:style-name="P281">Equiptment view DONE</text:p>
                </text:list-item>
                <text:list-item>
                  <text:p text:style-name="P281">Primary stats view DONE</text:p>
                  <text:list>
                    <text:list-item>
                      <text:p text:style-name="P281">primary stats (strength, wisdom, mobility, dexterity, stamina, initiative)</text:p>
                    </text:list-item>
                    <text:list-item>
                      <text:p text:style-name="P281">Secondary Stats (dodge, parry, crit, aura size, Max energy, Melee range)</text:p>
                    </text:list-item>
                    <text:list-item>
                      <text:p text:style-name="P281">Attributes list window (shadow form, riposte, nimble, thorns (5) etc)</text:p>
                    </text:list-item>
                    <text:list-item>
                      <text:p text:style-name="P281">Resistances list <text:s/>Window (Physical, Fire, Frost, Air, Poison, Shadow)</text:p>
                    </text:list-item>
                  </text:list>
                </text:list-item>
                <text:list-item>
                  <text:p text:style-name="P281">inventory view DONE</text:p>
                  <text:list>
                    <text:list-item>
                      <text:p text:style-name="P281">how many inventory slots? </text:p>
                    </text:list-item>
                    <text:list-item>
                      <text:p text:style-name="P281">Inventory slots should be the same size as equiptment slots</text:p>
                    </text:list-item>
                  </text:list>
                </text:list-item>
              </text:list>
            </text:list-item>
            <text:list-item>
              <text:p text:style-name="P281">Talent Page DONE</text:p>
              <text:list>
                <text:list-item>
                  <text:p text:style-name="P281">Secondary Attributes view</text:p>
                </text:list-item>
                <text:list-item>
                  <text:p text:style-name="P281">Talent tree page view</text:p>
                </text:list-item>
                <text:list-item>
                  <text:p text:style-name="P281">Talent tree butons</text:p>
                </text:list-item>
                <text:list-item>
                  <text:p text:style-name="P281">availble talent points view</text:p>
                </text:list-item>
              </text:list>
            </text:list-item>
          </text:list>
        </text:list-item>
      </text:list>
      <text:p text:style-name="P13"/>
      <text:list xml:id="list2782859680966148923" text:style-name="L199">
        <text:list-item>
          <text:p text:style-name="P282">Talent Systems</text:p>
          <text:list>
            <text:list-item>
              <text:p text:style-name="P282">create talent page prefab for each talent tree type (pyromania, guardian, etc) DONE</text:p>
            </text:list-item>
            <text:list-item>
              <text:p text:style-name="P282">create talent button prefab DONE</text:p>
              <text:list>
                <text:list-item>
                  <text:p text:style-name="P282">image</text:p>
                </text:list-item>
                <text:list-item>
                  <text:p text:style-name="P282">info panel on mouse over</text:p>
                </text:list-item>
                <text:list-item>
                  <text:p text:style-name="P282">button/onmousedown logic</text:p>
                </text:list-item>
              </text:list>
            </text:list-item>
          </text:list>
        </text:list-item>
      </text:list>
      <text:p text:style-name="P11">Talent Scripts</text:p>
      <text:list xml:id="list2604782998665622363" text:style-name="L200">
        <text:list-item>
          <text:p text:style-name="P283">Talent: MonoBehaviour</text:p>
          <text:list>
            <text:list-item>
              <text:p text:style-name="P283">Properties</text:p>
              <text:list>
                <text:list-item>
                  <text:p text:style-name="P283"><text:soft-page-break/>myCharacterData</text:p>
                </text:list-item>
                <text:list-item>
                  <text:p text:style-name="P283">bool unlocked</text:p>
                </text:list-item>
                <text:list-item>
                  <text:p text:style-name="P283">string talentName</text:p>
                </text:list-item>
                <text:list-item>
                  <text:p text:style-name="P283">bool ability</text:p>
                </text:list-item>
                <text:list-item>
                  <text:p text:style-name="P283">bool passive</text:p>
                </text:list-item>
                <text:list-item>
                  <text:p text:style-name="P283">int passiveStacks</text:p>
                </text:list-item>
                <text:list-item>
                  <text:p text:style-name="P283">gameobject abilityInfoPanel</text:p>
                </text:list-item>
                <text:list-item>
                  <text:p text:style-name="P283">gameobject passiveInfoPanel</text:p>
                </text:list-item>
                <text:list-item>
                  <text:p text:style-name="P283">enum talentPool (Pyromania, Duelist, etc)</text:p>
                </text:list-item>
                <text:list-item>
                  <text:p text:style-name="P283">int tier</text:p>
                </text:list-item>
              </text:list>
            </text:list-item>
          </text:list>
        </text:list-item>
      </text:list>
      <text:list xml:id="list4154979000492838207" text:style-name="L201">
        <text:list-item>
          <text:p text:style-name="P284">Components</text:p>
          <text:list>
            <text:list-item>
              <text:p text:style-name="P284">image</text:p>
            </text:list-item>
            <text:list-item>
              <text:p text:style-name="P284">button</text:p>
            </text:list-item>
          </text:list>
        </text:list-item>
      </text:list>
      <text:list xml:id="list2635255197061776012" text:style-name="L202">
        <text:list-item>
          <text:p text:style-name="P285">Methods</text:p>
          <text:list>
            <text:list-item>
              <text:p text:style-name="P285">OnMouseEnter / OnPointerEnter</text:p>
            </text:list-item>
            <text:list-item>
              <text:p text:style-name="P285">OnMouseExit / OnPointerExit</text:p>
            </text:list-item>
            <text:list-item>
              <text:p text:style-name="P285">OnPointerClick</text:p>
            </text:list-item>
          </text:list>
        </text:list-item>
      </text:list>
      <text:p text:style-name="P13"/>
      <text:list xml:id="list3802353366244331787" text:style-name="L203">
        <text:list-item>
          <text:p text:style-name="P286">TalentController</text:p>
          <text:list>
            <text:list-item>
              <text:p text:style-name="P286">IsTalentPurchasable(talent, characterData)</text:p>
            </text:list-item>
            <text:list-item>
              <text:p text:style-name="P286">OnTalentClicked(talent, characterData)</text:p>
            </text:list-item>
            <text:list-item>
              <text:p text:style-name="P286">ShowPassivePanel (talent)</text:p>
            </text:list-item>
            <text:list-item>
              <text:p text:style-name="P286">ShowAbilityPanel (talent)</text:p>
            </text:list-item>
            <text:list-item>
              <text:p text:style-name="P286">BuildInfoPanelFromPassiveData (talent)</text:p>
            </text:list-item>
            <text:list-item>
              <text:p text:style-name="P286">ApplyTalent(talent, characterData)</text:p>
              <text:list>
                <text:list-item>
                  <text:p text:style-name="P286">modifies character data to learn the talents effect</text:p>
                </text:list-item>
              </text:list>
            </text:list-item>
          </text:list>
        </text:list-item>
      </text:list>
      <text:p text:style-name="P13"/>
      <text:p text:style-name="P13">Top Bar Area DONE</text:p>
      <text:list xml:id="list6922171542240642327" text:style-name="L204">
        <text:list-item>
          <text:p text:style-name="P287"><text:soft-page-break/>reference to each class button (e.g. PyromaniaPanelButton, guardianPanelButton, etc)</text:p>
        </text:list-item>
        <text:list-item>
          <text:p text:style-name="P287">class buttons</text:p>
          <text:list>
            <text:list-item>
              <text:p text:style-name="P287">each button has an method imbedded in its button component CharacterData.OpenPage(string classPage), which opens the relevenat class page and closes all the other</text:p>
            </text:list-item>
          </text:list>
        </text:list-item>
      </text:list>
      <text:p text:style-name="P13">Talent List Area DONE</text:p>
      <text:list xml:id="list7334205751872704198" text:style-name="L205">
        <text:list-item>
          <text:p text:style-name="P288">talentPointsText (TMP)</text:p>
        </text:list-item>
        <text:list-item>
          <text:p text:style-name="P288">talentPoints (int)</text:p>
        </text:list-item>
      </text:list>
      <text:list xml:id="list2240118011577426460" text:style-name="L206">
        <text:list-item>
          <text:p text:style-name="P289">for each class type, we need</text:p>
          <text:list>
            <text:list-item>
              <text:p text:style-name="P289">classPointsText (tmp)</text:p>
            </text:list-item>
            <text:list-item>
              <text:p text:style-name="P289">classPoints (int)</text:p>
            </text:list-item>
          </text:list>
        </text:list-item>
      </text:list>
      <text:list xml:id="list7472649557643474268" text:style-name="L207">
        <text:list-item>
          <text:p text:style-name="P290">the plus button for each class will have the characterData method IncreaseSkillPoint(string className) imbedded into the button component</text:p>
        </text:list-item>
      </text:list>
      <text:list xml:id="list1685982815678385216" text:style-name="L208">
        <text:list-item>
          <text:p text:style-name="P291">DoD</text:p>
          <text:list>
            <text:list-item>
              <text:p text:style-name="P291">Talents can be learnt and saved in character data DONE</text:p>
            </text:list-item>
            <text:list-item>
              <text:p text:style-name="P291">learnt talents are applied to defenders in combat correctly DONE</text:p>
            </text:list-item>
            <text:list-item>
              <text:p text:style-name="P291">views have all basic functionality working and are adequatley visible DONE</text:p>
            </text:list-item>
            <text:list-item>
              <text:p text:style-name="P291">spending talent/ability points works DONE</text:p>
            </text:list-item>
            <text:list-item>
              <text:p text:style-name="P291">cant buy abilities or talents if requirments for purchase are not met DONE</text:p>
            </text:list-item>
          </text:list>
        </text:list-item>
      </text:list>
      <text:list xml:id="list1489607185248935239" text:style-name="L209">
        <text:list-item>
          <text:p text:style-name="P292">Not completed this sprint</text:p>
          <text:list>
            <text:list-item>
              <text:p text:style-name="P292">talent info panels do not display data about the ability/passive that the talent unlocks</text:p>
            </text:list-item>
            <text:list-item>
              <text:p text:style-name="P292">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Sprint 77: Items and item systems, item views, item effect SO (completed 25/1/2020)</text:p>
      <text:list xml:id="list3644569409596113452" text:style-name="L210">
        <text:list-item>
          <text:p text:style-name="P293">To do (General Overview)</text:p>
          <text:list>
            <text:list-item>
              <text:p text:style-name="P293"><text:soft-page-break/>Implement all item SO's from designs DONE</text:p>
            </text:list-item>
            <text:list-item>
              <text:p text:style-name="P293">Create new script: ItemEffect DONE</text:p>
            </text:list-item>
            <text:list-item>
              <text:p text:style-name="P293">Implement new Item Card view DONE</text:p>
            </text:list-item>
            <text:list-item>
              <text:p text:style-name="P293">Implement new loot reward (item) from combat</text:p>
              <text:list>
                <text:list-item>
                  <text:p text:style-name="P293">rare item reward AND common item reward loot windows tabs</text:p>
                </text:list-item>
              </text:list>
            </text:list-item>
          </text:list>
        </text:list-item>
      </text:list>
      <text:p text:style-name="P13"/>
      <text:list xml:id="list7491797788995311636" text:style-name="L211">
        <text:list-item>
          <text:p text:style-name="P294">Definition of Done</text:p>
          <text:list>
            <text:list-item>
              <text:p text:style-name="P294">Item reward button appears in combat end loot screens DONE</text:p>
            </text:list-item>
            <text:list-item>
              <text:p text:style-name="P294">this button opens item 'choose 1 of 3' screen DONE</text:p>
            </text:list-item>
            <text:list-item>
              <text:p text:style-name="P294">choosing an item in the screen adds it to the player inventory DONE</text:p>
            </text:list-item>
            <text:list-item>
              <text:p text:style-name="P294">looted items are organised and appear in inventory correctly DONE</text:p>
            </text:list-item>
            <text:list-item>
              <text:p text:style-name="P294">items can be dragged and dropped on to character slots so characters can equipt items DONE</text:p>
            </text:list-item>
            <text:list-item>
              <text:p text:style-name="P294">equipted items correctly modify the characters relevant stats in character data DONE</text:p>
            </text:list-item>
            <text:list-item>
              <text:p text:style-name="P294">defenders gain the benefits of their items when instatiated DONE</text:p>
            </text:list-item>
            <text:list-item>
              <text:p text:style-name="P294">items placement rules work DONE</text:p>
              <text:list>
                <text:list-item>
                  <text:p text:style-name="P294">shields cannot be placed in main hand</text:p>
                </text:list-item>
                <text:list-item>
                  <text:p text:style-name="P294">1h weapons cannot be equipted in offhand while character has 2h weapon equipted</text:p>
                </text:list-item>
                <text:list-item>
                  <text:p text:style-name="P294">main hand weapon cannot be removed, only replaced (to prevent player bugging game by starting combat without a main hand weapon)</text:p>
                </text:list-item>
              </text:list>
            </text:list-item>
          </text:list>
        </text:list-item>
      </text:list>
      <text:list xml:id="list1851626843985116257" text:style-name="L212">
        <text:list-item>
          <text:p text:style-name="P295">Item card</text:p>
          <text:list>
            <text:list-item>
              <text:p text:style-name="P295">item data that needs to be represented</text:p>
              <text:list>
                <text:list-item>
                  <text:p text:style-name="P295">item name</text:p>
                </text:list-item>
                <text:list-item>
                  <text:p text:style-name="P295">item image</text:p>
                </text:list-item>
                <text:list-item>
                  <text:p text:style-name="P295">item rarity</text:p>
                </text:list-item>
                <text:list-item>
                  <text:p text:style-name="P295">item type (weapon, head, etc)</text:p>
                </text:list-item>
                <text:list-item>
                  <text:p text:style-name="P295">item effects / description</text:p>
                </text:list-item>
                <text:list-item>
                  <text:p text:style-name="P295">base damage (if weapon)</text:p>
                </text:list-item>
                <text:list-item>
                  <text:p text:style-name="P295">damage type (if weapon)</text:p>
                </text:list-item>
              </text:list>
            </text:list-item>
          </text:list>
        </text:list-item>
      </text:list>
      <text:list xml:id="list2466562820447628908" text:style-name="L213">
        <text:list-item>
          <text:p text:style-name="P296"><text:soft-page-break/>Inventory item to do (left over)</text:p>
          <text:list>
            <text:list-item>
              <text:p text:style-name="P296">when a an item is placed in a slot that already has an item, create a copy of the item in that slot and add it to the inventory DONE</text:p>
              <text:list>
                <text:list-item>
                  <text:p text:style-name="P296">ReplaceItem() or RemoveItem() DONE</text:p>
                </text:list-item>
              </text:list>
            </text:list-item>
            <text:list-item>
              <text:p text:style-name="P296">items show an info panel/item card view on mouse over</text:p>
            </text:list-item>
            <text:list-item>
              <text:p text:style-name="P296">items cannot be dragged off and removed: only replaced DONE</text:p>
            </text:list-item>
            <text:list-item>
              <text:p text:style-name="P296">character data panel 'Passives' window working (adds effects correctly) DONE</text:p>
            </text:list-item>
            <text:list-item>
              <text:p text:style-name="P296">TO DO: implement logic for when item is removed (modifies character data stats correctly) DONE</text:p>
            </text:list-item>
            <text:list-item>
              <text:p text:style-name="P296">defenders get theire weapon data (base damage + damage type) from character data during combat DONE</text:p>
              <text:list>
                <text:list-item>
                  <text:p text:style-name="P296">Enemies are auto assigned simple sword DONE</text:p>
                </text:list-item>
              </text:list>
            </text:list-item>
          </text:list>
        </text:list-item>
      </text:list>
      <text:p text:style-name="P13"/>
      <text:p text:style-name="P11">Sprint 78: Universal Character model / animation updates (completed 27/1/2020)</text:p>
      <text:list xml:id="list8344316493934743474" text:style-name="L214">
        <text:list-item>
          <text:p text:style-name="P297">Create a single character model/anim skeleton that all LE's share</text:p>
        </text:list-item>
        <text:list-item>
          <text:p text:style-name="P297">Items and race alter appearance of model</text:p>
        </text:list-item>
        <text:list-item>
          <text:p text:style-name="P297">To do:</text:p>
          <text:list>
            <text:list-item>
              <text:p text:style-name="P297">Decide starting preset items/appearance</text:p>
            </text:list-item>
          </text:list>
        </text:list-item>
      </text:list>
      <text:list xml:id="list3370819661264318016" text:style-name="L215">
        <text:list-item>
          <text:p text:style-name="P298">Staring Presets</text:p>
          <text:list>
            <text:list-item>
              <text:p text:style-name="P298">Knight DONE</text:p>
            </text:list-item>
            <text:list-item>
              <text:p text:style-name="P298">Barbarian DONE</text:p>
            </text:list-item>
            <text:list-item>
              <text:p text:style-name="P298">Spell Blade DONE</text:p>
            </text:list-item>
            <text:list-item>
              <text:p text:style-name="P298">Mage DONE</text:p>
            </text:list-item>
            <text:list-item>
              <text:p text:style-name="P298">Shadow Blade DONE</text:p>
            </text:list-item>
            <text:list-item>
              <text:p text:style-name="P298">Rogue DONE</text:p>
            </text:list-item>
            <text:list-item>
              <text:p text:style-name="P298">Priest DONE</text:p>
            </text:list-item>
            <text:list-item>
              <text:p text:style-name="P298">Monk DONE</text:p>
            </text:list-item>
            <text:list-item>
              <text:p text:style-name="P298">Paladin DONE</text:p>
            </text:list-item>
            <text:list-item>
              <text:p text:style-name="P298">Wayfarer DONE</text:p>
            </text:list-item>
            <text:list-item>
              <text:p text:style-name="P298"><text:soft-page-break/>Marksman DONE</text:p>
            </text:list-item>
            <text:list-item>
              <text:p text:style-name="P298">Warlock DONE</text:p>
            </text:list-item>
          </text:list>
        </text:list-item>
      </text:list>
      <text:list xml:id="list5507091819094537849" text:style-name="L216">
        <text:list-item>
          <text:p text:style-name="P299">Starting Items</text:p>
          <text:list>
            <text:list-item>
              <text:p text:style-name="P299">Weapons</text:p>
              <text:list>
                <text:list-item>
                  <text:p text:style-name="P299">Simple Sword DONE</text:p>
                </text:list-item>
                <text:list-item>
                  <text:p text:style-name="P299">Simple Batlle Axe DONE</text:p>
                </text:list-item>
                <text:list-item>
                  <text:p text:style-name="P299">Simple Dagger DONE</text:p>
                </text:list-item>
                <text:list-item>
                  <text:p text:style-name="P299">Simple Shield DONE</text:p>
                </text:list-item>
                <text:list-item>
                  <text:p text:style-name="P299">Simple Staff DONE</text:p>
                </text:list-item>
              </text:list>
            </text:list-item>
          </text:list>
        </text:list-item>
      </text:list>
      <text:list xml:id="list7428921782460265278" text:style-name="L217">
        <text:list-item>
          <text:p text:style-name="P300">Armor </text:p>
          <text:list>
            <text:list-item>
              <text:p text:style-name="P300">Make a unique set for each preset DONE</text:p>
            </text:list-item>
          </text:list>
        </text:list-item>
      </text:list>
      <text:p text:style-name="P13"/>
      <text:p text:style-name="P12"/>
      <text:p text:style-name="P11">Sprint 79: Main menu Rework / Build your team screen (TEMPORARY SOLUTION) (completed 27/1/2020)</text:p>
      <text:list xml:id="list4243887836254295378" text:style-name="L218">
        <text:list-item>
          <text:p text:style-name="P301">Same view screen as what we have</text:p>
        </text:list-item>
        <text:list-item>
          <text:p text:style-name="P301">instead of the 4 classes, add all the presets from design document</text:p>
        </text:list-item>
        <text:list-item>
          <text:p text:style-name="P301">each preset works correctly</text:p>
          <text:list>
            <text:list-item>
              <text:p text:style-name="P301">alters appearance correctly</text:p>
            </text:list-item>
            <text:list-item>
              <text:p text:style-name="P301">assigns starting items/weapons correctly</text:p>
            </text:list-item>
            <text:list-item>
              <text:p text:style-name="P301">assigns talent points correctly</text:p>
            </text:list-item>
            <text:list-item>
              <text:p text:style-name="P301">unlocks abilities correctly</text:p>
            </text:list-item>
          </text:list>
        </text:list-item>
      </text:list>
      <text:list xml:id="list1453184876855957875" text:style-name="L219">
        <text:list-item>
          <text:p text:style-name="P302">Abilities panel in menu correctly displays the presets starting abilities</text:p>
        </text:list-item>
        <text:list-item>
          <text:p text:style-name="P302">Team build screen elements</text:p>
          <text:list>
            <text:list-item>
              <text:p text:style-name="P302">all 4 characters shown</text:p>
            </text:list-item>
            <text:list-item>
              <text:p text:style-name="P302">each character has info panel which shows when character is selected</text:p>
            </text:list-item>
            <text:list-item>
              <text:p text:style-name="P302">info panel (for now</text:p>
              <text:list>
                <text:list-item>
                  <text:p text:style-name="P302">class name</text:p>
                </text:list-item>
                <text:list-item>
                  <text:p text:style-name="P302">character name</text:p>
                </text:list-item>
                <text:list-item>
                  <text:p text:style-name="P302"><text:soft-page-break/>attributes point placements</text:p>
                </text:list-item>
                <text:list-item>
                  <text:p text:style-name="P302">abilities bar (with passives)</text:p>
                </text:list-item>
                <text:list-item>
                  <text:p text:style-name="P302">class description</text:p>
                </text:list-item>
              </text:list>
            </text:list-item>
          </text:list>
        </text:list-item>
      </text:list>
      <text:list xml:id="list5840306301436457304" text:style-name="L220">
        <text:list-item>
          <text:p text:style-name="P303">Menu Character Script details</text:p>
          <text:list>
            <text:list-item>
              <text:p text:style-name="P303">button/ipointer enter component so character can be selected</text:p>
            </text:list-item>
            <text:list-item>
              <text:p text:style-name="P303">info panel visual parent</text:p>
            </text:list-item>
            <text:list-item>
              <text:p text:style-name="P303">glow out line to afford mouse over knowledge to player (or make color brighter)</text:p>
            </text:list-item>
            <text:list-item>
              <text:p text:style-name="P303">description text</text:p>
            </text:list-item>
            <text:list-item>
              <text:p text:style-name="P303">attributes text</text:p>
            </text:list-item>
            <text:list-item>
              <text:p text:style-name="P303">left and right buttons for cycling class</text:p>
            </text:list-item>
            <text:list-item>
              <text:p text:style-name="P303">reference to each ability/passive button</text:p>
              <text:list>
                <text:list-item>
                  <text:p text:style-name="P303">each button needs its own script probably, so it can build its info panel from abilityDataSO</text:p>
                </text:list-item>
              </text:list>
            </text:list-item>
          </text:list>
        </text:list-item>
      </text:list>
      <text:list xml:id="list1991075072296840834" text:style-name="L221">
        <text:list-item>
          <text:p text:style-name="P304">Character Preset Descriptions</text:p>
          <text:list>
            <text:list-item>
              <text:p text:style-name="P304">Knight</text:p>
              <text:list>
                <text:list-item>
                  <text:p text:style-name="P304">Equipted with a sword and shield, the Knight excel at melee combat, protecting allies and absorbing immense amounts of damage. </text:p>
                </text:list-item>
              </text:list>
            </text:list-item>
            <text:list-item>
              <text:p text:style-name="P304">Barbarian</text:p>
              <text:list>
                <text:list-item>
                  <text:p text:style-name="P304">The Barbarian lives for the thrill of battle. Capable of dealing huge damage to large groups of enemies in melee, they become stronger the longer the battle rages on.</text:p>
                </text:list-item>
              </text:list>
            </text:list-item>
            <text:list-item>
              <text:p text:style-name="P304">Spell Blade</text:p>
              <text:list>
                <text:list-item>
                  <text:p text:style-name="P304">The Spell Blade balances ranged magical attacks with brutal melee attacks. Able to adapt to a variety of tactical situations, Spell Blade's are always dangerous.</text:p>
                </text:list-item>
              </text:list>
            </text:list-item>
            <text:list-item>
              <text:p text:style-name="P304">Mage</text:p>
              <text:list>
                <text:list-item>
                  <text:p text:style-name="P304">The Mage destroys its enemies from afar with the power of fire and frost. Mage's excel at keeping their distance from the fray with a variety of tricks.</text:p>
                </text:list-item>
              </text:list>
            </text:list-item>
            <text:list-item>
              <text:p text:style-name="P304">Shadow Blade</text:p>
              <text:list>
                <text:list-item>
                  <text:p text:style-name="P304">Striking from the shadows, the Shadow Blade is capable of dealing massive damage to a single target in melee combat, before quickly retreating to safety.</text:p>
                </text:list-item>
              </text:list>
            </text:list-item>
            <text:list-item>
              <text:p text:style-name="P304">Rogue</text:p>
              <text:list>
                <text:list-item>
                  <text:p text:style-name="P304">Rogue's love a good scrap. Capable of killing even the mightest foes with a mix of poisons, <text:soft-page-break/>melee attacks and trickery, Rogue's excel at taking down enemy melee fighters.</text:p>
                </text:list-item>
              </text:list>
            </text:list-item>
            <text:list-item>
              <text:p text:style-name="P304">Priest</text:p>
              <text:list>
                <text:list-item>
                  <text:p text:style-name="P304">The Priest balances the power of darkness and light to support its allies and defeat its foes. Capable in almost any role, the Priest is an asset to any party.</text:p>
                </text:list-item>
              </text:list>
            </text:list-item>
            <text:list-item>
              <text:p text:style-name="P304">Monk</text:p>
              <text:list>
                <text:list-item>
                  <text:p text:style-name="P304">Monk's can always be found in the thick of battle, supporting allies and cutting down enemies with a variety of melee attacks and fire spells.</text:p>
                </text:list-item>
              </text:list>
            </text:list-item>
            <text:list-item>
              <text:p text:style-name="P304">Paladin</text:p>
              <text:list>
                <text:list-item>
                  <text:p text:style-name="P304">The Paladin excels at supporting and protect allies, as well as absorbing large amounts of damage. </text:p>
                </text:list-item>
              </text:list>
            </text:list-item>
            <text:list-item>
              <text:p text:style-name="P304">Wayfarer</text:p>
              <text:list>
                <text:list-item>
                  <text:p text:style-name="P304">The Wayfarer balances deadly ranged attacks with a variety team support abilities, making them a highly versatile threat.</text:p>
                </text:list-item>
              </text:list>
            </text:list-item>
            <text:list-item>
              <text:p text:style-name="P304">Marksman</text:p>
              <text:list>
                <text:list-item>
                  <text:p text:style-name="P304">The Marksman tracks it foes and waits patiently for the right moment to devastate enemies with a variety of ranged attacks.</text:p>
                </text:list-item>
              </text:list>
            </text:list-item>
            <text:list-item>
              <text:p text:style-name="P304">Warlock</text:p>
              <text:list>
                <text:list-item>
                  <text:p text:style-name="P304">The Warlock revels in death, capable of crippling enemies from afar with a variety of debuffs, poisons and spell attacks.</text:p>
                </text:list-item>
              </text:list>
            </text:list-item>
          </text:list>
        </text:list-item>
      </text:list>
      <text:list xml:id="list8612325226058358595" text:style-name="L222">
        <text:list-item>
          <text:p text:style-name="P305">create random character preset / views in universal character model</text:p>
        </text:list-item>
        <text:list-item>
          <text:p text:style-name="P305">create logic for starting new game selected characters</text:p>
        </text:list-item>
        <text:list-item>
          <text:p text:style-name="P305">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7048241493863782649" text:style-name="L223">
        <text:list-item>
          <text:p text:style-name="P306">finalize every enemies details design wise</text:p>
        </text:list-item>
        <text:list-item>
          <text:p text:style-name="P306">rework old AI logic, add new ai logic</text:p>
        </text:list-item>
        <text:list-item>
          <text:p text:style-name="P306">implement universal model to all enemies DONE</text:p>
        </text:list-item>
        <text:list-item>
          <text:p text:style-name="P306">create new map text files to test ai with</text:p>
        </text:list-item>
        <text:list-item>
          <text:p text:style-name="P306">Implement UCM on defenders! DONE</text:p>
        </text:list-item>
      </text:list>
      <text:list xml:id="list6476282979619951431" text:style-name="L224">
        <text:list-item>
          <text:p text:style-name="P307">updates for each enemy</text:p>
          <text:list>
            <text:list-item>
              <text:p text:style-name="P307"><text:soft-page-break/>implement universal character model</text:p>
            </text:list-item>
            <text:list-item>
              <text:p text:style-name="P307">update ai logic</text:p>
            </text:list-item>
            <text:list-item>
              <text:p text:style-name="P307">update abilities, weapons, stats etc</text:p>
            </text:list-item>
          </text:list>
        </text:list-item>
      </text:list>
      <text:list xml:id="list923177275306432602" text:style-name="L225">
        <text:list-item>
          <text:p text:style-name="P308">Start with</text:p>
          <text:list>
            <text:list-item>
              <text:p text:style-name="P308">volatile zombie</text:p>
            </text:list-item>
            <text:list-item>
              <text:p text:style-name="P308">skeleton gang skellys</text:p>
            </text:list-item>
            <text:list-item>
              <text:p text:style-name="P308">necromancer</text:p>
            </text:list-item>
          </text:list>
        </text:list-item>
      </text:list>
      <text:list xml:id="list3449807741608152759" text:style-name="L226">
        <text:list-item>
          <text:p text:style-name="P309">Rebuild all skellys in UCM</text:p>
        </text:list-item>
      </text:list>
      <text:list xml:id="list7421042055915143783" text:style-name="L227">
        <text:list-item>
          <text:p text:style-name="P310">MUG SHOT BUILDER</text:p>
          <text:list>
            <text:list-item>
              <text:p text:style-name="P310">implement a way to to convert a UCM into a facial shot. This will be used for combat activation panels, and also character roster 'select character' buttons</text:p>
            </text:list-item>
          </text:list>
        </text:list-item>
      </text:list>
      <text:list xml:id="list1346549280091979634" text:style-name="L228">
        <text:list-item>
          <text:p text:style-name="P311">NOT COMPLETED THIS SPRINT</text:p>
          <text:list>
            <text:list-item>
              <text:p text:style-name="P311">AI logic for handling LoS</text:p>
            </text:list-item>
            <text:list-item>
              <text:p text:style-name="P311">elites, bosses, vampire/ghoul enemies / mork</text:p>
            </text:list-item>
          </text:list>
        </text:list-item>
      </text:list>
      <text:p text:style-name="P13"/>
      <text:p text:style-name="P11">Sprint 81: World map updates (COMPLETED 3/2/2020)</text:p>
      <text:list xml:id="list452503847619819429" text:style-name="L229">
        <text:list-item>
          <text:p text:style-name="P312">Update world map views DONE</text:p>
        </text:list-item>
        <text:list-item>
          <text:p text:style-name="P312">update scripts DONE</text:p>
        </text:list-item>
        <text:list-item>
          <text:p text:style-name="P312">create world map prefabs DONE</text:p>
        </text:list-item>
        <text:list-item>
          <text:p text:style-name="P312">World Map properties DONE</text:p>
          <text:list>
            <text:list-item>
              <text:p text:style-name="P312">11 total nodes</text:p>
            </text:list-item>
            <text:list-item>
              <text:p text:style-name="P312">1 start node, 1 boss node, 9 other nodes</text:p>
            </text:list-item>
            <text:list-item>
              <text:p text:style-name="P312">all encounters on row 5 are treasure rooms</text:p>
            </text:list-item>
          </text:list>
        </text:list-item>
      </text:list>
      <text:p text:style-name="P13"/>
      <text:p text:style-name="P11">Sprint 82: State system updates + Camp site Updates (COMPLETED 4/2/2020)</text:p>
      <text:list xml:id="list2680526728442491430" text:style-name="L230">
        <text:list-item>
          <text:p text:style-name="P313">Camp site</text:p>
          <text:list>
            <text:list-item>
              <text:p text:style-name="P313">Camp site actions working</text:p>
              <text:list>
                <text:list-item>
                  <text:p text:style-name="P313">Triage DONE</text:p>
                </text:list-item>
                <text:list-item>
                  <text:p text:style-name="P313"><text:soft-page-break/>Train DONE</text:p>
                </text:list-item>
                <text:list-item>
                  <text:p text:style-name="P313">Rest DONE</text:p>
                </text:list-item>
                <text:list-item>
                  <text:p text:style-name="P313">Feast DONE</text:p>
                </text:list-item>
                <text:list-item>
                  <text:p text:style-name="P313">Pray DONE</text:p>
                </text:list-item>
                <text:list-item>
                  <text:p text:style-name="P313">Bathe DONE</text:p>
                </text:list-item>
              </text:list>
            </text:list-item>
          </text:list>
        </text:list-item>
      </text:list>
      <text:list xml:id="list1980982831306910048" text:style-name="L231">
        <text:list-item>
          <text:p text:style-name="P314">DOD</text:p>
          <text:list>
            <text:list-item>
              <text:p text:style-name="P314">camp site states correctly apply their effects DONE</text:p>
            </text:list-item>
            <text:list-item>
              <text:p text:style-name="P314">camp site states correctly expire at the right time under the right conditions DONE</text:p>
            </text:list-item>
            <text:list-item>
              <text:p text:style-name="P314">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8061261252249242152" text:style-name="L232">
        <text:list-item>
          <text:p text:style-name="P315">Design + Implement remaining states</text:p>
        </text:list-item>
        <text:list-item>
          <text:p text:style-name="P315">Update treasure room event logic</text:p>
        </text:list-item>
        <text:list-item>
          <text:p text:style-name="P315">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5"><text:soft-page-break/>Godly: Your characters ignore all resistances when attacking DONE</text:p>
                </text:list-item>
              </text:list>
            </text:list-item>
          </text:list>
        </text:list-item>
      </text:list>
      <text:p text:style-name="P13"/>
      <text:p text:style-name="P11"><text:tab/>DoD</text:p>
      <text:list xml:id="list1852636394598449640" text:style-name="L233">
        <text:list-item>
          <text:p text:style-name="P316">Treasure room event starts and loads correctly DONE</text:p>
        </text:list-item>
        <text:list-item>
          <text:p text:style-name="P316">Clicking treasure chests creates a loot screen with state reward DONE</text:p>
        </text:list-item>
        <text:list-item>
          <text:p text:style-name="P316">Loot screen buttons/elements all working DONE</text:p>
          <text:list>
            <text:list-item>
              <text:p text:style-name="P316">choose a item card DONE</text:p>
            </text:list-item>
            <text:list-item>
              <text:p text:style-name="P316">choose a state DONE</text:p>
            </text:list-item>
          </text:list>
        </text:list-item>
      </text:list>
      <text:list xml:id="list1131931323486323354" text:style-name="L234">
        <text:list-item>
          <text:p text:style-name="P317">All new states apply their effects correctly DONE</text:p>
        </text:list-item>
        <text:list-item>
          <text:p text:style-name="P317">All new states expire correctly DONE</text:p>
        </text:list-item>
      </text:list>
      <text:p text:style-name="P13"/>
      <text:p text:style-name="P11">Sprint 84: Mystery Events Updates, Implement new events (completed 6/2/2020)</text:p>
      <text:list xml:id="list2595347252276697611" text:style-name="L235">
        <text:list-item>
          <text:p text:style-name="P318">Implement new events</text:p>
          <text:list>
            <text:list-item>
              <text:p text:style-name="P318">Sword in the Stone DONE</text:p>
            </text:list-item>
            <text:list-item>
              <text:p text:style-name="P318">Vampire Cult DONE</text:p>
            </text:list-item>
            <text:list-item>
              <text:p text:style-name="P318">War Refugees DONE</text:p>
            </text:list-item>
          </text:list>
        </text:list-item>
        <text:list-item>
          <text:p text:style-name="P318">Update old events</text:p>
          <text:list>
            <text:list-item>
              <text:p text:style-name="P318">Ultimatum at the Bridge DONE</text:p>
            </text:list-item>
          </text:list>
        </text:list-item>
      </text:list>
      <text:p text:style-name="P13"/>
      <text:p text:style-name="P11">Sprint 85: Minor Text logic updates (COMPLETED 7/2/2020)</text:p>
      <text:list xml:id="list7646678102877906892" text:style-name="L236">
        <text:list-item>
          <text:p text:style-name="P319">Update how ability and passive info panels get there data and set there texts</text:p>
        </text:list-item>
        <text:list-item>
          <text:p text:style-name="P319">Abilities</text:p>
          <text:list>
            <text:list-item>
              <text:p text:style-name="P319">GetBaseData(returns data without considering a living entity</text:p>
            </text:list-item>
            <text:list-item>
              <text:p text:style-name="P319">GetDataConsiderEntity (gets data and sets its values based on a living entities stats, weapons, etc)</text:p>
            </text:list-item>
            <text:list-item>
              <text:p text:style-name="P319">UpdateMyData(does the same as GetDataConsiderEntity, except this fires when a relevant property changes )</text:p>
              <text:list>
                <text:list-item>
                  <text:p text:style-name="P319">e.g. When a character gains +1 strength, strike would change and say 'Deal 5 damage' instead of 'Deal 4 damage'.</text:p>
                </text:list-item>
              </text:list>
            </text:list-item>
          </text:list>
        </text:list-item>
      </text:list>
      <text:list xml:id="list6086470451117926654" text:style-name="L237">
        <text:list-item>
          <text:p text:style-name="P320"><text:soft-page-break/>Ways to dynamically update ability info panel text values</text:p>
          <text:list>
            <text:list-item>
              <text:p text:style-name="P320">1. Every time a property changes, all abilities get refreshed (bad)</text:p>
            </text:list-item>
            <text:list-item>
              <text:p text:style-name="P320">2. ability do not set up their values initially. Instead, ability info panels get their data and set there text values when moused over (better idea)</text:p>
            </text:list-item>
          </text:list>
        </text:list-item>
      </text:list>
      <text:list xml:id="list3519020714374471605" text:style-name="L238">
        <text:list-item>
          <text:p text:style-name="P321">Passives</text:p>
          <text:list>
            <text:list-item>
              <text:p text:style-name="P321">Passives need a method that displays its description without considering its stacks</text:p>
            </text:list-item>
          </text:list>
        </text:list-item>
      </text:list>
      <text:p text:style-name="P13"/>
      <text:p text:style-name="P11">Sprint 86: Enemy Info Panels (COMPLETED 8/2/2020)</text:p>
      <text:list xml:id="list2389032031901316919" text:style-name="L239">
        <text:list-item>
          <text:p text:style-name="P322">Redesign full view</text:p>
        </text:list-item>
        <text:list-item>
          <text:p text:style-name="P322">decide which stats, elements and characteristics to display</text:p>
        </text:list-item>
        <text:list-item>
          <text:p text:style-name="P322">implement fade in and out logic for panel</text:p>
        </text:list-item>
        <text:list-item>
          <text:p text:style-name="P322">Elements to display</text:p>
          <text:list>
            <text:list-item>
              <text:p text:style-name="P322">Resistances</text:p>
            </text:list-item>
            <text:list-item>
              <text:p text:style-name="P322">Core stats</text:p>
            </text:list-item>
            <text:list-item>
              <text:p text:style-name="P322">Secondary Stats</text:p>
            </text:list-item>
            <text:list-item>
              <text:p text:style-name="P322">Name</text:p>
            </text:list-item>
            <text:list-item>
              <text:p text:style-name="P322">Description maybe?</text:p>
            </text:list-item>
            <text:list-item>
              <text:p text:style-name="P322">Character model / animation</text:p>
            </text:list-item>
            <text:list-item>
              <text:p text:style-name="P322">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4473716924275206369" text:style-name="L240">
        <text:list-item>
          <text:p text:style-name="P323">Implement new methods for getting data and setting text properties</text:p>
        </text:list-item>
        <text:list-item>
          <text:p text:style-name="P323">Add these new methods at part of existing logic e.g. Update AbilityLogic.OnAbilityUsedStart(), make a new method CalculateAbilityEnergyCost() and put it inside this method</text:p>
        </text:list-item>
      </text:list>
      <text:p text:style-name="P13">New method ideas</text:p>
      <text:list xml:id="list412071190636973524" text:style-name="L241">
        <text:list-item>
          <text:p text:style-name="P324"><text:soft-page-break/>CalculateEnergyCost(LivingEntity, Ability)</text:p>
        </text:list-item>
        <text:list-item>
          <text:p text:style-name="P324">CalculateAbilityRange(LivingEntity, Ability)</text:p>
        </text:list-item>
        <text:list-item>
          <text:p text:style-name="P324">TextLogic.GetAbilityDescriptionString(LivingEntity, Ability)</text:p>
        </text:list-item>
        <text:list-item>
          <text:p text:style-name="P324">GetRangeOfAbility</text:p>
        </text:list-item>
      </text:list>
      <text:p text:style-name="P13"/>
      <text:p text:style-name="P11">Sprint 88: Mug shot maker / Windows Model Updates (COMPLETED 12/2/2020)</text:p>
      <text:list xml:id="list5728058335206447909" text:style-name="L242">
        <text:list-item>
          <text:p text:style-name="P325">Implement UCM on character roster buttons DONE</text:p>
        </text:list-item>
        <text:list-item>
          <text:p text:style-name="P325">Implement Ucm on activation panels DONE</text:p>
        </text:list-item>
        <text:list-item>
          <text:p text:style-name="P325">Implement UCM on story event window DONE</text:p>
        </text:list-item>
        <text:list-item>
          <text:p text:style-name="P325">Implement UCM on Camp site screen DONE</text:p>
        </text:list-item>
      </text:list>
      <text:p text:style-name="P13"/>
      <text:p text:style-name="P11">Sprint 89: Combat Scene visual updates + Elemental Enemies + Talent screen updates (COMPLETED 14/2/2020)</text:p>
      <text:list xml:id="list1740147541339076196" text:style-name="L243">
        <text:list-item>
          <text:p text:style-name="P326">Combat Scene</text:p>
          <text:list>
            <text:list-item>
              <text:p text:style-name="P326">Re-implement level back ground DONE</text:p>
            </text:list-item>
            <text:list-item>
              <text:p text:style-name="P326">fix camera bounds objects and logic DONE</text:p>
            </text:list-item>
          </text:list>
        </text:list-item>
        <text:list-item>
          <text:p text:style-name="P326">Talents and Talent pages</text:p>
          <text:list>
            <text:list-item>
              <text:p text:style-name="P326">create talent page BG images DONE</text:p>
            </text:list-item>
            <text:list-item>
              <text:p text:style-name="P326">create different views for talent buttons depending on state (unlocked, availble to buy, unavailble, etc) DONE</text:p>
            </text:list-item>
            <text:list-item>
              <text:p text:style-name="P326">ability button view logic all working DONE</text:p>
            </text:list-item>
            <text:list-item>
              <text:p text:style-name="P326"><text:s/>ability panels for talents show nicer text (like how they work when interacting with a LE) DONE</text:p>
            </text:list-item>
          </text:list>
        </text:list-item>
      </text:list>
      <text:p text:style-name="P13"/>
      <text:p text:style-name="P13">Talent button script ideas</text:p>
      <text:list xml:id="list8200797482298820254" text:style-name="L244">
        <text:list-item>
          <text:p text:style-name="P327">when talent points or attribute points are modified, all talent are checked for their availibility status</text:p>
        </text:list-item>
        <text:list-item>
          <text:p text:style-name="P327">Availble for purchase view</text:p>
          <text:list>
            <text:list-item>
              <text:p text:style-name="P327">normal visbility of button</text:p>
            </text:list-item>
          </text:list>
        </text:list-item>
        <text:list-item>
          <text:p text:style-name="P327">Unavailable for purchase view</text:p>
          <text:list>
            <text:list-item>
              <text:p text:style-name="P327">button is tinted black with semi-transparent black image overlay</text:p>
            </text:list-item>
          </text:list>
        </text:list-item>
        <text:list-item>
          <text:p text:style-name="P327"><text:soft-page-break/>already purchased view</text:p>
          <text:list>
            <text:list-item>
              <text:p text:style-name="P327">normal visbility. A yellow tick image or something like that is displayed over the top</text:p>
            </text:list-item>
          </text:list>
        </text:list-item>
      </text:list>
      <text:p text:style-name="P13"/>
      <text:p text:style-name="P11"/>
      <text:p text:style-name="P11"/>
      <text:p text:style-name="P11">Sprint 90: Kings blessing start game event (COMPLETED 15/2/2020)</text:p>
      <text:list xml:id="list6879725621849486338" text:style-name="L245">
        <text:list-item>
          <text:p text:style-name="P352">DoD</text:p>
          <text:list>
            <text:list-item>
              <text:p text:style-name="P328">Kings game blessing loads after character select on game scene start DONE</text:p>
            </text:list-item>
            <text:list-item>
              <text:p text:style-name="P328">event correctly loads 4 different choices DONE</text:p>
            </text:list-item>
            <text:list-item>
              <text:p text:style-name="P328">every choice applies its effect correctly DONE</text:p>
            </text:list-item>
            <text:list-item>
              <text:p text:style-name="P328">making a choice enables the continue button DONE</text:p>
            </text:list-item>
            <text:list-item>
              <text:p text:style-name="P328">player cannot start game until they have made a choice. DONE </text:p>
            </text:list-item>
            <text:list-item>
              <text:p text:style-name="P328">UCM's render/layer correctly and appearance is set correctly DONE</text:p>
            </text:list-item>
          </text:list>
        </text:list-item>
      </text:list>
      <text:p text:style-name="P13"/>
      <text:list xml:id="list5200270421420021109" text:style-name="L246">
        <text:list-item>
          <text:p text:style-name="P353">To do</text:p>
        </text:list-item>
      </text:list>
      <text:list xml:id="list7695481722249337226" text:style-name="L247">
        <text:list-item>
          <text:p text:style-name="P329">Create canvas view for blessing event</text:p>
        </text:list-item>
        <text:list-item>
          <text:p text:style-name="P329">create new event in EventManager</text:p>
        </text:list-item>
        <text:list-item>
          <text:p text:style-name="P329">new SO: BlessingChoice</text:p>
        </text:list-item>
        <text:list-item>
          <text:p text:style-name="P329">BlessingChoiceButton</text:p>
        </text:list-item>
        <text:list-item>
          <text:p text:style-name="P329">KingsBlessingManager script</text:p>
        </text:list-item>
      </text:list>
      <text:p text:style-name="P13"/>
      <text:list xml:id="list8282203340608072802" text:style-name="L248">
        <text:list-item>
          <text:p text:style-name="P354">Event sequence</text:p>
        </text:list-item>
      </text:list>
      <text:list xml:id="list7751168285228538420" text:style-name="L249">
        <text:list-item>
          <text:p text:style-name="P330">enable view</text:p>
        </text:list-item>
        <text:list-item>
          <text:p text:style-name="P330">randomly pick 4 different choice SO's</text:p>
        </text:list-item>
        <text:list-item>
          <text:p text:style-name="P330">build choice buttons from SO data</text:p>
        </text:list-item>
        <text:list-item>
          <text:p text:style-name="P330">OnChoiceButtonClicked()</text:p>
        </text:list-item>
      </text:list>
      <text:p text:style-name="P13"/>
      <text:list xml:id="list17486289470270873" text:style-name="L250">
        <text:list-item>
          <text:p text:style-name="P355">Choices</text:p>
          <text:list>
            <text:list-item>
              <text:p text:style-name="P181"><text:soft-page-break/>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Gain 2 random consumables</text:p>
            </text:list-item>
            <text:list-item>
              <text:p text:style-name="P181">All characters gain +20 Max Health</text:p>
            </text:list-item>
            <text:list-item>
              <text:p text:style-name="P181">Gain a random State. Gain a random afflication</text:p>
            </text:list-item>
            <text:list-item>
              <text:p text:style-name="P331">Gain a random epic item. Gain a random afflication</text:p>
            </text:list-item>
          </text:list>
        </text:list-item>
      </text:list>
      <text:p text:style-name="P13"/>
      <text:p text:style-name="P11">Sprint 91: Consumables system / update shop / update loot rewards (COMPLETED 18/2/2020)</text:p>
      <text:p text:style-name="P13"/>
      <text:list xml:id="list2717967400537000866" text:style-name="L251">
        <text:list-item>
          <text:p text:style-name="P332">To Do</text:p>
          <text:list>
            <text:list-item>
              <text:p text:style-name="P332">Implement all new consumable scripts</text:p>
            </text:list-item>
            <text:list-item>
              <text:p text:style-name="P332">Add logic so consumables can be gained from combat loot reward screens</text:p>
            </text:list-item>
            <text:list-item>
              <text:p text:style-name="P332">Consumables are created and can be bought within shops</text:p>
            </text:list-item>
            <text:list-item>
              <text:p text:style-name="P332">Kings Blessing start game event choice for consumbles works</text:p>
            </text:list-item>
          </text:list>
        </text:list-item>
      </text:list>
      <text:p text:style-name="P13"/>
      <text:list xml:id="list6448582441283592914" text:style-name="L252">
        <text:list-item>
          <text:p text:style-name="P333">New script ideas + planning</text:p>
          <text:list>
            <text:list-item>
              <text:p text:style-name="P333">ConsumableDataSO</text:p>
            </text:list-item>
            <text:list-item>
              <text:p text:style-name="P333">ConsumableManager</text:p>
              <text:list>
                <text:list-item>
                  <text:p text:style-name="P333">GainConsumable(ConsumableDataSO)</text:p>
                </text:list-item>
                <text:list-item>
                  <text:p text:style-name="P333">RemoveConsumable(ConsumableDataSO)</text:p>
                </text:list-item>
                <text:list-item>
                  <text:p text:style-name="P333">CreateAndPlaceConsumableOnNextAvailableSlot()</text:p>
                </text:list-item>
                <text:list-item>
                  <text:p text:style-name="P333">GetNextAvailbleSlot()</text:p>
                </text:list-item>
                <text:list-item>
                  <text:p text:style-name="P333">bool IsSlotAvailble()</text:p>
                </text:list-item>
                <text:list-item>
                  <text:p text:style-name="P333">bool HasAvailbleSlots()</text:p>
                </text:list-item>
              </text:list>
            </text:list-item>
            <text:list-item>
              <text:p text:style-name="P333"><text:soft-page-break/>ConsumableLibrary</text:p>
            </text:list-item>
            <text:list-item>
              <text:p text:style-name="P333">ConsumableSlot</text:p>
            </text:list-item>
            <text:list-item>
              <text:p text:style-name="P333">Consumable (GO that goes on the top bar panel, and also in shops maybe) AND/OR</text:p>
            </text:list-item>
            <text:list-item>
              <text:p text:style-name="P333">ConsumableInShop</text:p>
            </text:list-item>
            <text:list-item>
              <text:p text:style-name="P333">ConsumableLootRewardButton</text:p>
            </text:list-item>
          </text:list>
        </text:list-item>
      </text:list>
      <text:p text:style-name="P13"/>
      <text:p text:style-name="P13"/>
      <text:list xml:id="list1329835200381670874" text:style-name="L253">
        <text:list-item>
          <text:p text:style-name="P356">Consumables List</text:p>
        </text:list-item>
      </text:list>
      <text:list xml:id="list4184670716873146601"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2484210164453643609" text:style-name="L255">
        <text:list-item>
          <text:p text:style-name="P183">Molotov</text:p>
          <text:list>
            <text:list-item>
              <text:p text:style-name="P183">Deal 8 Fire damage to all characters in a 3x3 area and apply 1 Burning.</text:p>
            </text:list-item>
          </text:list>
        </text:list-item>
      </text:list>
      <text:list xml:id="list8293316452451702170" text:style-name="L256">
        <text:list-item>
          <text:p text:style-name="P184">Bottled Frost</text:p>
          <text:list>
            <text:list-item>
              <text:p text:style-name="P184">Apply Chilled to all characters in a 3x3 area</text:p>
            </text:list-item>
          </text:list>
        </text:list-item>
      </text:list>
      <text:list xml:id="list4899177251584812968" text:style-name="L257">
        <text:list-item>
          <text:p text:style-name="P185">Poison Grenade</text:p>
          <text:list>
            <text:list-item>
              <text:p text:style-name="P185">Apply 3 Poisoned to all characters in a 3x3 area</text:p>
            </text:list-item>
          </text:list>
        </text:list-item>
      </text:list>
      <text:list xml:id="list6754606933274139835" text:style-name="L258">
        <text:list-item>
          <text:p text:style-name="P186">Love Potion</text:p>
          <text:list>
            <text:list-item>
              <text:p text:style-name="P251">Apply 'Stunned' to a target</text:p>
            </text:list-item>
          </text:list>
        </text:list-item>
      </text:list>
      <text:list xml:id="list5650672194973686139" text:style-name="L259">
        <text:list-item>
          <text:p text:style-name="P252">Dynamite</text:p>
          <text:list>
            <text:list-item>
              <text:p text:style-name="P252">Deal 10 physical damage to all characters in a 3x3 area</text:p>
            </text:list-item>
          </text:list>
        </text:list-item>
      </text:list>
      <text:list xml:id="list6032570599025468780" text:style-name="L260">
        <text:list-item>
          <text:p text:style-name="P253"><text:soft-page-break/>Vanishing Potion</text:p>
          <text:list>
            <text:list-item>
              <text:p text:style-name="P253">Give a character Camoflage</text:p>
            </text:list-item>
          </text:list>
        </text:list-item>
        <text:list-item>
          <text:p text:style-name="P253">Bottled Madness</text:p>
          <text:list>
            <text:list-item>
              <text:p text:style-name="P357">Give a character 4 Temporary Strength</text:p>
            </text:list-item>
          </text:list>
        </text:list-item>
        <text:list-item>
          <text:p text:style-name="P253">Bottled Brilliance</text:p>
          <text:list>
            <text:list-item>
              <text:p text:style-name="P357">Give a character 4 Temporary Wisdom</text:p>
            </text:list-item>
          </text:list>
        </text:list-item>
      </text:list>
      <text:p text:style-name="P13"/>
      <text:p text:style-name="P13">Extra potion ides</text:p>
      <text:list xml:id="list5388288880330077139" text:style-name="L261">
        <text:list-item>
          <text:p text:style-name="P334">Invincibility potion</text:p>
          <text:list>
            <text:list-item>
              <text:p text:style-name="P334">become immune to all damage until end of turn cycle</text:p>
            </text:list-item>
          </text:list>
        </text:list-item>
      </text:list>
      <text:list xml:id="list8638361597684737862" text:style-name="L262">
        <text:list-item>
          <text:p text:style-name="P335">Divinity Potion</text:p>
          <text:list>
            <text:list-item>
              <text:p text:style-name="P335">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4316000459844416610" text:style-name="L263">
        <text:list-item>
          <text:p text:style-name="P336">Ability tomes appear in shop and can be bought DONE</text:p>
        </text:list-item>
        <text:list-item>
          <text:p text:style-name="P336">Characters can use an ability tome to gain its ability DONE</text:p>
        </text:list-item>
        <text:list-item>
          <text:p text:style-name="P336">When defenders learn abilities at combat start, they learn from their active ability list, instead of the KnowsAbility bools DONE</text:p>
        </text:list-item>
        <text:list-item>
          <text:p text:style-name="P336">Kings blessing event coorectly adds 2 random spell books to inventory DONE</text:p>
        </text:list-item>
      </text:list>
      <text:p text:style-name="P13"/>
      <text:p text:style-name="P13">To do</text:p>
      <text:list xml:id="list6442707051226507336" text:style-name="L264">
        <text:list-item>
          <text:p text:style-name="P337">design and create ability tome in shop view</text:p>
        </text:list-item>
        <text:list-item>
          <text:p text:style-name="P337">design and create ability tome in inventory view</text:p>
        </text:list-item>
        <text:list-item>
          <text:p text:style-name="P337">design and create abilities page in character roster</text:p>
        </text:list-item>
      </text:list>
      <text:p text:style-name="P13">Ability Tome In Shop View</text:p>
      <text:list xml:id="list8446722032774619817" text:style-name="L265">
        <text:list-item>
          <text:p text:style-name="P338">What elements should be viewable?</text:p>
          <text:list>
            <text:list-item>
              <text:p text:style-name="P338">Ability image</text:p>
            </text:list-item>
            <text:list-item>
              <text:p text:style-name="P338"><text:soft-page-break/>ability name</text:p>
            </text:list-item>
          </text:list>
        </text:list-item>
      </text:list>
      <text:p text:style-name="P13"/>
      <text:p text:style-name="P13">New Script and GO ideas</text:p>
      <text:list xml:id="list1996534584691569953" text:style-name="L266">
        <text:list-item>
          <text:p text:style-name="P339">AbilityTomeLibrary</text:p>
        </text:list-item>
        <text:list-item>
          <text:p text:style-name="P339">AbilityTomeManager</text:p>
        </text:list-item>
        <text:list-item>
          <text:p text:style-name="P339">Ability</text:p>
        </text:list-item>
      </text:list>
      <text:p text:style-name="P13"/>
      <text:p text:style-name="P11">Sprint 93: Pre cleanup play Testing (COMPLETED 24/2/2020)</text:p>
      <text:list xml:id="list3628365786732487157" text:style-name="L267">
        <text:list-item>
          <text:p text:style-name="P340">Add in extra features that were skipped or forgotten during previous 20 sprints</text:p>
        </text:list-item>
        <text:list-item>
          <text:p text:style-name="P340">Remove all bugs</text:p>
        </text:list-item>
      </text:list>
      <text:p text:style-name="P14">DOD</text:p>
      <text:list xml:id="list7272934823529538533" text:style-name="L268">
        <text:list-item>
          <text:p text:style-name="P341">Game has no significant bugs or exceptions DONE</text:p>
        </text:list-item>
        <text:list-item>
          <text:p text:style-name="P341">Game loop completely works DONE</text:p>
        </text:list-item>
        <text:list-item>
          <text:p text:style-name="P341">All skipped/forgotten features from previous sprints added DONE</text:p>
        </text:list-item>
        <text:list-item>
          <text:p text:style-name="P341">Fixed Death sequence for entities DONE</text:p>
        </text:list-item>
      </text:list>
      <text:p text:style-name="P13"/>
      <text:p text:style-name="P11">Sprint 94: Mouse over info system / Status icon mouse over system reworked</text:p>
      <text:p text:style-name="P13">Things that need better mouse over info logic</text:p>
      <text:list xml:id="list8985829779246811600" text:style-name="L269">
        <text:list-item>
          <text:p text:style-name="P342">status icons on entities DONE</text:p>
        </text:list-item>
        <text:list-item>
          <text:p text:style-name="P342">item cards show info about the passives they grant</text:p>
        </text:list-item>
        <text:list-item>
          <text:p text:style-name="P342">character roster: all stats and attributes display info on what they mean/do DONE</text:p>
        </text:list-item>
      </text:list>
      <text:p text:style-name="P13"/>
      <text:p text:style-name="P11">DOD</text:p>
      <text:list xml:id="list2198323570567004182" text:style-name="L270">
        <text:list-item>
          <text:p text:style-name="P343">mousing over a status icon display the new info panel correctly</text:p>
        </text:list-item>
        <text:list-item>
          <text:p text:style-name="P343">item cards display info about the passives / stats the provide</text:p>
        </text:list-item>
        <text:list-item>
          <text:p text:style-name="P343">all elements in character roster display info on what they do (core stats, secondary stats, attributes, etc)</text:p>
        </text:list-item>
      </text:list>
      <text:p text:style-name="P13"/>
      <text:p text:style-name="P13"><text:soft-page-break/>Entity mouse over process DONE</text:p>
      <text:list xml:id="list8430546059900363522" text:style-name="L271">
        <text:list-item>
          <text:p text:style-name="P344">starts with status manager mouse over</text:p>
        </text:list-item>
        <text:list-item>
          <text:p text:style-name="P344">on mouse over starting building mouse content data</text:p>
        </text:list-item>
        <text:list-item>
          <text:p text:style-name="P344">foreach status icon in the entitiy's status manager, create a status icon info panel, set its properties/texts/images, then child it to the mouse content fitter</text:p>
        </text:list-item>
        <text:list-item>
          <text:p text:style-name="P344">calculate the position that fitter should be to fit on the screen</text:p>
        </text:list-item>
      </text:list>
      <text:p text:style-name="P13"/>
      <text:p text:style-name="P13">Character Data mouse over info DONE</text:p>
      <text:list xml:id="list6060955913224978234" text:style-name="L327">
        <text:list-item>
          <text:p text:style-name="P351">Elements that need a mouse over element</text:p>
          <text:list>
            <text:list-item>
              <text:p text:style-name="P351">all core stats DONE</text:p>
            </text:list-item>
            <text:list-item>
              <text:p text:style-name="P351">all secondary stats DONE</text:p>
            </text:list-item>
            <text:list-item>
              <text:p text:style-name="P351">all resistances DONE</text:p>
            </text:list-item>
            <text:list-item>
              <text:p text:style-name="P351">attributes DONE</text:p>
            </text:list-item>
            <text:list-item>
              <text:p text:style-name="P351">talent points / ability points DONE</text:p>
            </text:list-item>
            <text:list-item>
              <text:p text:style-name="P351">xp bar DONE</text:p>
            </text:list-item>
            <text:list-item>
              <text:p text:style-name="P351">health bar DONE</text:p>
            </text:list-item>
            <text:list-item>
              <text:p text:style-name="P351">level DONE</text:p>
            </text:list-item>
          </text:list>
        </text:list-item>
      </text:list>
      <text:p text:style-name="P12">Sprints</text:p>
      <text:p text:style-name="P13"/>
      <text:p text:style-name="P13">Sprint ??: Mouse over info system / Status icon mouse over system reworked</text:p>
      <text:p text:style-name="P13">Sprint ??: Combat helper system</text:p>
      <text:p text:style-name="P13">Sprint ??: Error helper system</text:p>
      <text:p text:style-name="P13">Sprint ??: Rework starting presets / tweak tree abilities + passives</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e work shop view</text:p>
      <text:p text:style-name="P13">Sprint ??: Rework camp site view</text:p>
      <text:p text:style-name="P13">Sprint ??: More enemies and elites</text:p>
      <text:p text:style-name="P13"><text:soft-page-break/>Sprint ??: Rework assassination tree and other trees + abilities</text:p>
      <text:p text:style-name="P13">Sprint ??: Item cards display info boxes about the passives they grant</text:p>
      <text:p text:style-name="P13">Sprint ??: Make mobile ready</text:p>
      <text:p text:style-name="P13">Sprint ??: Player prefs / load and save game</text:p>
      <text:p text:style-name="P13"/>
      <text:p text:style-name="P13">Things that need better mouse over info logic</text:p>
      <text:list xml:id="list34784699" text:continue-list="list8985829779246811600" text:style-name="L269">
        <text:list-item>
          <text:p text:style-name="P342">status icons on entities</text:p>
        </text:list-item>
        <text:list-item>
          <text:p text:style-name="P342">item cards show info about the passives they grant</text:p>
        </text:list-item>
        <text:list-item>
          <text:p text:style-name="P342">character roster: all stats and attributes display info on what they mean/do</text:p>
        </text:list-item>
      </text:list>
      <text:p text:style-name="P13"/>
      <text:p text:style-name="P13"/>
      <text:p text:style-name="P13"/>
      <text:p text:style-name="P13"/>
      <text:p text:style-name="P13"/>
      <text:p text:style-name="P11">To do Before giving to challito</text:p>
      <text:list xml:id="list984529641258609024" text:style-name="L272">
        <text:list-item>
          <text:p text:style-name="P345">Action queue system (prevent players from accidently breaking game by using an ability while another ability action is not yet resolved) DONE</text:p>
        </text:list-item>
        <text:list-item>
          <text:p text:style-name="P345">Game over victory and game over defeat events confirmed to work properly DONE</text:p>
        </text:list-item>
        <text:list-item>
          <text:p text:style-name="P345">Player Prefs / save game / load saved game feature</text:p>
        </text:list-item>
        <text:list-item>
          <text:p text:style-name="P345">quit button on main menu closes application</text:p>
        </text:list-item>
        <text:list-item>
          <text:p text:style-name="P345">Re do status icons view system</text:p>
        </text:list-item>
        <text:list-item>
          <text:p text:style-name="P345">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8004148039926784656" text:style-name="L273">
        <text:list-item>
          <text:p text:style-name="P188">Update kings blessing event buttons views</text:p>
        </text:list-item>
        <text:list-item>
          <text:p text:style-name="P188"/>
        </text:list-item>
      </text:list>
      <text:p text:style-name="P13"><text:soft-page-break/></text:p>
      <text:p text:style-name="P13"/>
      <text:p text:style-name="P13"/>
      <text:p text:style-name="P11">Views and Visuals to update (general over view)</text:p>
      <text:list xml:id="list1524319642505937656" text:style-name="L274">
        <text:list-item>
          <text:p text:style-name="P346">Main menu screen</text:p>
        </text:list-item>
        <text:list-item>
          <text:p text:style-name="P346">Team builder screen</text:p>
        </text:list-item>
        <text:list-item>
          <text:p text:style-name="P346">World Map</text:p>
        </text:list-item>
        <text:list-item>
          <text:p text:style-name="P346">Character Panel</text:p>
          <text:list>
            <text:list-item>
              <text:p text:style-name="P346">Front Page</text:p>
            </text:list-item>
            <text:list-item>
              <text:p text:style-name="P346">Talents Page</text:p>
            </text:list-item>
          </text:list>
        </text:list-item>
      </text:list>
      <text:list xml:id="list808363451526634933" text:style-name="L275">
        <text:list-item>
          <text:p text:style-name="P347">Camp site screen</text:p>
        </text:list-item>
        <text:list-item>
          <text:p text:style-name="P347">Shop screen</text:p>
        </text:list-item>
        <text:list-item>
          <text:p text:style-name="P347">Game Level</text:p>
          <text:list>
            <text:list-item>
              <text:p text:style-name="P347">Level BG</text:p>
            </text:list-item>
            <text:list-item>
              <text:p text:style-name="P347">Tiles</text:p>
            </text:list-item>
          </text:list>
        </text:list-item>
      </text:list>
      <text:list xml:id="list6576626620526366069" text:style-name="L276">
        <text:list-item>
          <text:p text:style-name="P348">Enemy Info panels</text:p>
        </text:list-item>
        <text:list-item>
          <text:p text:style-name="P348">Top Panel</text:p>
        </text:list-item>
        <text:list-item>
          <text:p text:style-name="P348">States View</text:p>
        </text:list-item>
        <text:list-item>
          <text:p text:style-name="P348">Defender ability bar view</text:p>
        </text:list-item>
        <text:list-item>
          <text:p text:style-name="P348">All new ability + passive icons</text:p>
        </text:list-item>
        <text:list-item>
          <text:p text:style-name="P348">Ability Info Panel</text:p>
        </text:list-item>
        <text:list-item>
          <text:p text:style-name="P348">Items + Item Cards</text:p>
        </text:list-item>
        <text:list-item>
          <text:p text:style-name="P348">States + State Cards</text:p>
        </text:list-item>
      </text:list>
      <text:p text:style-name="P13"/>
      <text:p text:style-name="P13"/>
      <text:list xml:id="list6836534899311534947" text:style-name="L277">
        <text:list-item>
          <text:list>
            <text:list-item>
              <text:list>
                <text:list-header>
                  <text:p text:style-name="P349"/>
                </text:list-header>
              </text:list>
            </text:list-item>
          </text:list>
        </text:list-item>
      </text:list>
      <text:p text:style-name="P13"/>
      <text:p text:style-name="P13"/>
      <text:p text:style-name="P13"><text:soft-page-break/></text:p>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2517725345423975956" text:style-name="L278">
        <text:list-item>
          <text:p text:style-name="P235"><text:soft-page-break/>Consumables System</text:p>
          <text:list>
            <text:list-item>
              <text:p text:style-name="P235">Design 5 consumables</text:p>
            </text:list-item>
            <text:list-item>
              <text:p text:style-name="P235">Design/implement consumables top bar/slots</text:p>
            </text:list-item>
            <text:list-item>
              <text:p text:style-name="P235">Implement logic </text:p>
              <text:list>
                <text:list-item>
                  <text:p text:style-name="P235">consumable item reward from combat</text:p>
                </text:list-item>
                <text:list-item>
                  <text:p text:style-name="P235">purchase consumables from shops</text:p>
                </text:list-item>
                <text:list-item>
                  <text:p text:style-name="P235">logic behind consumables being used.</text:p>
                </text:list-item>
              </text:list>
            </text:list-item>
          </text:list>
        </text:list-item>
      </text:list>
      <text:p text:style-name="P1"/>
      <text:p text:style-name="P1"/>
      <text:p text:style-name="P5">Jobs for other sprints</text:p>
      <text:p text:style-name="P1"/>
      <text:list xml:id="list1322027830651877514" text:style-name="L279">
        <text:list-item>
          <text:p text:style-name="P236">Design/Implement consumables</text:p>
        </text:list-item>
        <text:list-item>
          <text:p text:style-name="P236">Design new item system (item slots (chest, boots, weapon, ring etc)</text:p>
        </text:list-item>
        <text:list-item>
          <text:p text:style-name="P236">Rework status icons (some status dont need numbers, some can go to negative, some can't, etc)</text:p>
          <text:list>
            <text:list-item>
              <text:p text:style-name="P236">status icon descriptions should take their number values into considering when displaying description (e.g. Poison should say “ At the end of turn take 5 damage” not “At the end of turn take damage).</text:p>
            </text:list-item>
          </text:list>
        </text:list-item>
        <text:list-item>
          <text:p text:style-name="P236">Rework ability buttons <text:s/>(descriptions should take their number values and modifiers into consideration when displaying description (e.g. Deal 3 (+4) damage, where the brackets are strength)</text:p>
        </text:list-item>
        <text:list-item>
          <text:p text:style-name="P236">Implement Boss Encounters</text:p>
        </text:list-item>
      </text:list>
      <text:p text:style-name="P1"/>
      <text:p text:style-name="P1">Sprint ??</text:p>
      <text:list xml:id="list7163145832512675916" text:style-name="L280">
        <text:list-item>
          <text:p text:style-name="P237">Redesign game plot and back story</text:p>
          <text:list>
            <text:list-item>
              <text:p text:style-name="P237">What is the mission? The problem? Who is/are the villains?</text:p>
            </text:list-item>
          </text:list>
        </text:list-item>
      </text:list>
      <text:list xml:id="list1300487396574922501" text:style-name="L281">
        <text:list-item>
          <text:p text:style-name="P238">Redesign defenders and abilities</text:p>
          <text:list>
            <text:list-item>
              <text:p text:style-name="P238">choose starting 4 gods and abilities</text:p>
            </text:list-item>
          </text:list>
        </text:list-item>
      </text:list>
      <text:list xml:id="list6785436117257786606" text:style-name="L282">
        <text:list-item>
          <text:p text:style-name="P239">redesign enemies and abilities</text:p>
          <text:list>
            <text:list-item>
              <text:p text:style-name="P239">choose some evil characters from religious theology</text:p>
            </text:list-item>
          </text:list>
        </text:list-item>
      </text:list>
      <text:p text:style-name="P4"><text:soft-page-break/></text:p>
      <text:p text:style-name="P4">Expanding existing content</text:p>
      <text:p text:style-name="P2">Before moving onto the development of other systems, pre-existing systems should be fleshed out a little bit more, and cleared of bugs.</text:p>
      <text:p text:style-name="P2">World/Level/Tiles</text:p>
      <text:list xml:id="list9085184738441274465" text:style-name="L283">
        <text:list-item>
          <text:p text:style-name="P189">Implement some more tile types</text:p>
        </text:list-item>
        <text:list-item>
          <text:p text:style-name="P189">Implement Ai logic for taking advantage of different tile types</text:p>
        </text:list-item>
        <text:list-item>
          <text:p text:style-name="P189">Implement randomly generated world/hexagon types DONE</text:p>
        </text:list-item>
      </text:list>
      <text:p text:style-name="P2">Items/Loot</text:p>
      <text:list xml:id="list4136434508241727830" text:style-name="L284">
        <text:list-item>
          <text:p text:style-name="P190">Implement more items</text:p>
        </text:list-item>
        <text:list-item>
          <text:p text:style-name="P190">implement item rarity + drop chance </text:p>
        </text:list-item>
      </text:list>
      <text:p text:style-name="P2">Enemies</text:p>
      <text:list xml:id="list1688022245163049878" text:style-name="L285">
        <text:list-item>
          <text:p text:style-name="P191">Balance and tweak existing enemies</text:p>
        </text:list-item>
        <text:list-item>
          <text:p text:style-name="P191">Change vulnerable: 150% bonus damage not 200%</text:p>
        </text:list-item>
        <text:list-item>
          <text:p text:style-name="P191">Extreme tune enemies and have fun with their properties/behaviour</text:p>
        </text:list-item>
        <text:list-item>
          <text:p text:style-name="P191">implement some more enemies + abilities</text:p>
          <text:list>
            <text:list-item>
              <text:p text:style-name="P191">implement stealth/camoflagued + mega stealth/perma stealth/ invisbile</text:p>
            </text:list-item>
          </text:list>
        </text:list-item>
      </text:list>
      <text:p text:style-name="P1"/>
      <text:p text:style-name="P4">Remaining systems (7/22/19)</text:p>
      <text:list xml:id="list4554860387809859033" text:style-name="L286">
        <text:list-item>
          <text:p text:style-name="P240">character XP/level up system</text:p>
          <text:list>
            <text:list-item>
              <text:p text:style-name="P240">enemies reward XP on death</text:p>
            </text:list-item>
            <text:list-item>
              <text:p text:style-name="P240">enemy encounters reward xp on event end</text:p>
            </text:list-item>
            <text:list-item>
              <text:p text:style-name="P240">level up notifcations (end of combat, before reward screen pops up?)</text:p>
              <text:list>
                <text:list-item>
                  <text:p text:style-name="P240">maybe character data panel level number text is highlighted while player has unspent stat points?</text:p>
                </text:list-item>
              </text:list>
            </text:list-item>
            <text:list-item>
              <text:p text:style-name="P240">level up rewards a stat point that can be used to increase a trait</text:p>
              <text:list>
                <text:list-item>
                  <text:p text:style-name="P240">re-do stat panel in character panel: add buttons to increase values</text:p>
                </text:list-item>
                <text:list-item>
                  <text:p text:style-name="P240">add a property/panel text for 'Stat Points': currency for increasing stats</text:p>
                </text:list-item>
              </text:list>
            </text:list-item>
            <text:list-item>
              <text:p text:style-name="P240">character talent tree</text:p>
              <text:list>
                <text:list-item>
                  <text:p text:style-name="P240"><text:soft-page-break/>design talent tree visual layout, UI, buttons etc</text:p>
                </text:list-item>
                <text:list-item>
                  <text:p text:style-name="P240">design abilties to be placed on the tree</text:p>
                </text:list-item>
              </text:list>
            </text:list-item>
          </text:list>
        </text:list-item>
      </text:list>
      <text:p text:style-name="P1"/>
      <text:list xml:id="list4375956462327909098" text:style-name="L287">
        <text:list-item>
          <text:p text:style-name="P241">Artifacts system</text:p>
          <text:list>
            <text:list-item>
              <text:p text:style-name="P241">design some common, rare and boss relics</text:p>
            </text:list-item>
            <text:list-item>
              <text:p text:style-name="P241">design artifact loot reward button and logic</text:p>
              <text:list>
                <text:list-item>
                  <text:p text:style-name="P241">an artifact cant be offered if the player already has it</text:p>
                </text:list-item>
              </text:list>
            </text:list-item>
            <text:list-item>
              <text:p text:style-name="P241">design UI panel for displaying artifacts</text:p>
            </text:list-item>
          </text:list>
        </text:list-item>
      </text:list>
      <text:p text:style-name="P1"/>
      <text:list xml:id="list7493726662948664647" text:style-name="L288">
        <text:list-item>
          <text:p text:style-name="P242">States/ Debuff/ Curses system</text:p>
          <text:list>
            <text:list-item>
              <text:p text:style-name="P242">Design some curses</text:p>
            </text:list-item>
            <text:list-item>
              <text:p text:style-name="P242">perhaps curses dont have be exclusively bad?</text:p>
            </text:list-item>
            <text:list-item>
              <text:p text:style-name="P242">design UI panel for displaying active curses</text:p>
            </text:list-item>
            <text:list-item>
              <text:p text:style-name="P242">design some events and ways the player can get curses</text:p>
            </text:list-item>
            <text:list-item>
              <text:p text:style-name="P242">maybe some curses have a duration? 3 encounters, 2 combats, infinite, until next boss defeated, etc.</text:p>
            </text:list-item>
          </text:list>
        </text:list-item>
      </text:list>
      <text:p text:style-name="P1"/>
      <text:list xml:id="list4041860605330552228" text:style-name="L289">
        <text:list-item>
          <text:p text:style-name="P243">Mystery Events </text:p>
          <text:list>
            <text:list-item>
              <text:p text:style-name="P243">Design and decide on some mystery events</text:p>
              <text:list>
                <text:list-item>
                  <text:p text:style-name="P243">Mystery event base class, each event is its own class maybe? OR</text:p>
                </text:list-item>
                <text:list-item>
                  <text:p text:style-name="P243">Create a prefab GO for each event, each GO has its own script</text:p>
                </text:list-item>
              </text:list>
            </text:list-item>
          </text:list>
        </text:list-item>
      </text:list>
      <text:list xml:id="list2319843103768900351" text:style-name="L290">
        <text:list-item>
          <text:p text:style-name="P244">the same mystery event cant appear more then once during a run</text:p>
          <text:p text:style-name="P244"/>
        </text:list-item>
      </text:list>
      <text:p text:style-name="P1"/>
      <text:list xml:id="list1907331085360091211" text:style-name="L291">
        <text:list-item>
          <text:p text:style-name="P245">Shop/Village Event</text:p>
          <text:list>
            <text:list-item>
              <text:p text:style-name="P245">Design/implement shop features</text:p>
              <text:list>
                <text:list-item>
                  <text:p text:style-name="P245">buy artifacts</text:p>
                </text:list-item>
                <text:list-item>
                  <text:p text:style-name="P245">remove curses/states</text:p>
                  <text:p text:style-name="P245"><text:soft-page-break/></text:p>
                </text:list-item>
              </text:list>
            </text:list-item>
          </text:list>
        </text:list-item>
      </text:list>
      <text:list xml:id="list9143796115534732675" text:style-name="L292">
        <text:list-item>
          <text:p text:style-name="P246">Boss Event</text:p>
          <text:list>
            <text:list-item>
              <text:p text:style-name="P246">Design/implement some bosses</text:p>
            </text:list-item>
            <text:list-item>
              <text:p text:style-name="P246">special item reward logic</text:p>
            </text:list-item>
            <text:list-item>
              <text:p text:style-name="P246">boss artifact reward event</text:p>
            </text:list-item>
            <text:list-item>
              <text:p text:style-name="P246">eventmanager: end boss fight event</text:p>
              <text:list>
                <text:list-item>
                  <text:p text:style-name="P246">create a new hexagon world map, etc</text:p>
                </text:list-item>
              </text:list>
            </text:list-item>
          </text:list>
        </text:list-item>
      </text:list>
      <text:p text:style-name="P4"/>
      <text:p text:style-name="P4"/>
      <text:p text:style-name="P4">Play Testing Notes</text:p>
      <text:p text:style-name="P6">Play Test 8/24/19</text:p>
      <text:list xml:id="list6344066141888063396" text:style-name="L293">
        <text:list-item>
          <text:p text:style-name="P192">shouldn't recieve the same item twice in a loot reward screen</text:p>
        </text:list-item>
        <text:list-item>
          <text:p text:style-name="P192">shouldn't receive the same item twice in a shop screen</text:p>
        </text:list-item>
        <text:list-item>
          <text:p text:style-name="P192">'continue' button in shop doesnt highlight hexagons when the map opens</text:p>
        </text:list-item>
        <text:list-item>
          <text:p text:style-name="P192">Grim reaper encounter feels a little weak. I only took 11 damage to my warrior FIXED</text:p>
        </text:list-item>
        <text:list-item>
          <text:p text:style-name="P192">relic info panels in shop and on top bar are too small FIXED</text:p>
        </text:list-item>
        <text:list-item>
          <text:p text:style-name="P192">the 1<text:span text:style-name="T1">st</text:span> relic info panel on top bar hangs over the screen and cant be read FIXED</text:p>
        </text:list-item>
        <text:list-item>
          <text:p text:style-name="P192">enemy spawn locations are inconsistent</text:p>
        </text:list-item>
        <text:list-item>
          <text:p text:style-name="P192">rock golems broken, not attacking or doing anything (not enough AP console messages) FIXED</text:p>
        </text:list-item>
        <text:list-item>
          <text:p text:style-name="P192">items in inventory view bugs. Some item cards appear larger then others</text:p>
        </text:list-item>
        <text:list-item>
          <text:p text:style-name="P192">world map bugs. Once passed have half way, it highlights and sets availble to wrong encounters (doesnt set adjacent tiles availble, instead sets the tile to the top left and the one above it as available) FIXED</text:p>
        </text:list-item>
        <text:list-item>
          <text:p text:style-name="P19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2">Need to finish talent trees (mage, priest)</text:p>
        </text:list-item>
        <text:list-item>
          <text:p text:style-name="P192">Character roster info panel shows warrior sprite and warrior name regardless of the characters class FIXED</text:p>
        </text:list-item>
        <text:list-item>
          <text:p text:style-name="P192">camp site typo: if player has kettle bell, the text should say “gain 2 levelS” not “level” FIXED</text:p>
        </text:list-item>
        <text:list-item>
          <text:p text:style-name="P192"><text:soft-page-break/>game feels a little bit too easy. Play around with ways to increase difficulty</text:p>
        </text:list-item>
        <text:list-item>
          <text:p text:style-name="P192">map generation is too random. Make a better system DONE</text:p>
        </text:list-item>
      </text:list>
      <text:p text:style-name="P4">To do before alpha test</text:p>
      <text:p text:style-name="P4"/>
      <text:list xml:id="list8494104000921551302" text:style-name="L294">
        <text:list-item>
          <text:p text:style-name="P193">talent trees</text:p>
          <text:list>
            <text:list-item>
              <text:p text:style-name="P193">finish talent trees for priest/mage</text:p>
            </text:list-item>
            <text:list-item>
              <text:p text:style-name="P193">make talent trees “choose one or the other” </text:p>
            </text:list-item>
            <text:list-item>
              <text:p text:style-name="P193">UI and view fixes</text:p>
              <text:list>
                <text:list-item>
                  <text:p text:style-name="P193">talent points should be highlighted or sparkling if its more then 0</text:p>
                </text:list-item>
                <text:list-item>
                  <text:p text:style-name="P193">design highlighting/affordance system for buttons</text:p>
                  <text:list>
                    <text:list-item>
                      <text:p text:style-name="P193">unowned and unpurchasable talents should be greyed out</text:p>
                    </text:list-item>
                    <text:list-item>
                      <text:p text:style-name="P193">unowned but purchasable talents should have normal color and have a green highlight around them</text:p>
                    </text:list-item>
                    <text:list-item>
                      <text:p text:style-name="P193">place two way arrow between buttons to indicate “one or the other” purchase system</text:p>
                    </text:list-item>
                  </text:list>
                </text:list-item>
              </text:list>
            </text:list-item>
          </text:list>
        </text:list-item>
      </text:list>
      <text:list xml:id="list8312334950830463416" text:style-name="L295">
        <text:list-item>
          <text:p text:style-name="P194">items</text:p>
          <text:list>
            <text:list-item>
              <text:p text:style-name="P194">item card looks ugly: redesign item card view</text:p>
            </text:list-item>
            <text:list-item>
              <text:p text:style-name="P194">Add feature: player can give player an item from the inventory view</text:p>
            </text:list-item>
            <text:list-item>
              <text:p text:style-name="P194">find better item sprites</text:p>
            </text:list-item>
            <text:list-item>
              <text:p text:style-name="P194">new scripts for different views</text:p>
              <text:list>
                <text:list-item>
                  <text:p text:style-name="P194">itemcard in inventory script + prefab</text:p>
                </text:list-item>
                <text:list-item>
                  <text:p text:style-name="P194">fix content size fitter settings of inventory to make it look neater</text:p>
                </text:list-item>
                <text:list-item>
                  <text:p text:style-name="P194">item card in shop script + prefab</text:p>
                </text:list-item>
              </text:list>
            </text:list-item>
          </text:list>
        </text:list-item>
      </text:list>
      <text:list xml:id="list34763196" text:continue-list="list4518956143783983540" text:style-name="L72">
        <text:list-item>
          <text:p text:style-name="P79">Front page/ new game screen</text:p>
          <text:list>
            <text:list-item>
              <text:p text:style-name="P79">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text:soft-page-break/>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4462971876809981769" text:style-name="L296">
        <text:list-item>
          <text:p text:style-name="P195">Ability/traits/passives/hp notifications system</text:p>
          <text:list>
            <text:list-item>
              <text:p text:style-name="P195">Implement a better timing/queue system</text:p>
              <text:list>
                <text:list-item>
                  <text:p text:style-name="P195">every character has its own “queue” list of notifications to play, OR</text:p>
                </text:list-item>
                <text:list-item>
                  <text:p text:style-name="P195">rewrite the notification class methods, improve timing</text:p>
                </text:list-item>
              </text:list>
            </text:list-item>
            <text:list-item>
              <text:p text:style-name="P195">HP modification should have its own notification prefab</text:p>
              <text:list>
                <text:list-item>
                  <text:p text:style-name="P195">Display a heart symbol instead of hp text</text:p>
                </text:list-item>
                <text:list-item>
                  <text:p text:style-name="P195">health increases make the font green, health loses make the font red</text:p>
                </text:list-item>
              </text:list>
            </text:list-item>
          </text:list>
        </text:list-item>
      </text:list>
      <text:list xml:id="list183221784204407708" text:style-name="L297">
        <text:list-item>
          <text:p text:style-name="P196">Poison stacks modification should have its own notification prefab</text:p>
          <text:list>
            <text:list-item>
              <text:p text:style-name="P196">Display a green skull/bones symbol instead of “poison” text</text:p>
            </text:list-item>
          </text:list>
        </text:list-item>
        <text:list-item>
          <text:p text:style-name="P196">Ap amount modification should have its own notification prefab</text:p>
          <text:list>
            <text:list-item>
              <text:p text:style-name="P196">Display the green energy swirl symbol instead of “AP” text</text:p>
            </text:list-item>
          </text:list>
        </text:list-item>
        <text:list-item>
          <text:p text:style-name="P196">Block amount modification should have its own notification prefab</text:p>
          <text:list>
            <text:list-item>
              <text:p text:style-name="P196">Display a shield symbol instead of “block” text<text:tab/></text:p>
            </text:list-item>
          </text:list>
        </text:list-item>
      </text:list>
      <text:p text:style-name="P2">Character Sprites</text:p>
      <text:list xml:id="list4148186382508442478" text:style-name="L298">
        <text:list-item>
          <text:p text:style-name="P197">Decide whether to buy skeletons pack sprite sheets or bone based heroes/skellies</text:p>
        </text:list-item>
        <text:list-item>
          <text:p text:style-name="P197">Re-implement the character animations</text:p>
        </text:list-item>
        <text:list-item>
          <text:p text:style-name="P197">implement death animations</text:p>
        </text:list-item>
      </text:list>
      <text:p text:style-name="P2">World/Camera View</text:p>
      <text:list xml:id="list34767159" text:continue-list="list5006017874080702385" text:style-name="L74">
        <text:list-item>
          <text:p text:style-name="P81">Change camera and view system</text:p>
          <text:list>
            <text:list-item>
              <text:p text:style-name="P81">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5048943582228069012" text:style-name="L299">
        <text:list-item>
          <text:p text:style-name="P198">create a visuals/tiles/background surronding the tiles</text:p>
          <text:list>
            <text:list-item>
              <text:p text:style-name="P198"><text:soft-page-break/>could use water tiles to make a BG.</text:p>
            </text:list-item>
          </text:list>
        </text:list-item>
      </text:list>
      <text:list xml:id="list5517911400008976670" text:style-name="L300">
        <text:list-item>
          <text:p text:style-name="P199">possibly need to implement cinemachine camera system, and rewatch the tutorial from 2d course</text:p>
        </text:list-item>
      </text:list>
      <text:p text:style-name="P2">Characters</text:p>
      <text:list xml:id="list2629740636848243913" text:style-name="L301">
        <text:list-item>
          <text:p text:style-name="P200">Design/Implement two more playable classes</text:p>
        </text:list-item>
      </text:list>
      <text:p text:style-name="P2">Events</text:p>
      <text:list xml:id="list2026867827564474454" text:style-name="L302">
        <text:list-item>
          <text:p text:style-name="P201">Implement a nice on combat ended event</text:p>
          <text:list>
            <text:list-item>
              <text:p text:style-name="P201">last enemy dies and wait until animation has finished</text:p>
            </text:list-item>
            <text:list-item>
              <text:p text:style-name="P201">character notifications for xp gained, wait til finished</text:p>
            </text:list-item>
            <text:list-item>
              <text:p text:style-name="P201">character notifications if leveled up, wait til finished</text:p>
            </text:list-item>
            <text:list-item>
              <text:p text:style-name="P201">blend in transparent black background, while loading the loot screen over the top of it.</text:p>
            </text:list-item>
          </text:list>
        </text:list-item>
      </text:list>
      <text:list xml:id="list34775944" text:continue-list="list5048943582228069012" text:style-name="L299">
        <text:list-header>
          <text:p text:style-name="P198"/>
          <text:p text:style-name="P198"/>
          <text:p text:style-name="P198">Andrei play test notes</text:p>
        </text:list-header>
      </text:list>
      <text:list xml:id="list5421988624678163618" text:style-name="L303">
        <text:list-item>
          <text:p text:style-name="P202">Input broken</text:p>
        </text:list-item>
        <text:list-item>
          <text:p text:style-name="P202">fireball targetting occasionly not working</text:p>
          <text:list>
            <text:list-item>
              <text:p text:style-name="P202">possibly caused by clicking from ability to ability</text:p>
            </text:list-item>
          </text:list>
        </text:list-item>
      </text:list>
      <text:list xml:id="list5585135185257934102" text:style-name="L304">
        <text:list-item>
          <text:p text:style-name="P203">necromancer causes crash</text:p>
          <text:list>
            <text:list-item>
              <text:p text:style-name="P203">if no tiles are valid to place a zombie on, a null is returned</text:p>
            </text:list-item>
          </text:list>
        </text:list-item>
      </text:list>
      <text:p text:style-name="P4">Random Game Ideas</text:p>
      <text:p text:style-name="P2"/>
      <text:p text:style-name="P6">Rest Site Event</text:p>
      <text:list xml:id="list1069485843519472465" text:style-name="L305">
        <text:list-item>
          <text:p text:style-name="P204">You can do multiple things at each rest site</text:p>
        </text:list-item>
        <text:list-item>
          <text:p text:style-name="P204">At each rest site, you have 3 action points</text:p>
        </text:list-item>
        <text:list-item>
          <text:p text:style-name="P204">Doing something at a rest site spends an action point OR each action has a action point cost</text:p>
        </text:list-item>
        <text:list-item>
          <text:p text:style-name="P204">E.g.</text:p>
          <text:list>
            <text:list-item>
              <text:p text:style-name="P204">Choose a character to level up : 2 points</text:p>
            </text:list-item>
            <text:list-item>
              <text:p text:style-name="P204">Choose a character to heal 50% health: 1 ap</text:p>
            </text:list-item>
            <text:list-item>
              <text:p text:style-name="P204">All character heal to full HP: 3 AP</text:p>
            </text:list-item>
            <text:list-item>
              <text:p text:style-name="P204"><text:soft-page-break/>All character gain +1 mobility, energy and initiative in the next combat 2 AP</text:p>
            </text:list-item>
            <text:list-item>
              <text:p text:style-name="P204">Ressurect a dead character to 50% hp: 2 AP</text:p>
            </text:list-item>
          </text:list>
        </text:list-item>
      </text:list>
      <text:p text:style-name="P6">States Replace Artifacts</text:p>
      <text:list xml:id="list7154008834238669214" text:style-name="L306">
        <text:list-item>
          <text:p text:style-name="P205">Instead of Artifacts, players can receive blessings and curses known as 'States'</text:p>
        </text:list-item>
        <text:list-item>
          <text:p text:style-name="P205">States apply a party wide effect that lasts for specified time (permanent, expires in 3 encounters, expires </text:p>
        </text:list-item>
        <text:list-item>
          <text:p text:style-name="P205">States have a duration / expiration property that dictates how long it is in effect for, e.g.</text:p>
          <text:list>
            <text:list-item>
              <text:p text:style-name="P205">Permanent</text:p>
            </text:list-item>
            <text:list-item>
              <text:p text:style-name="P205">Expires after 3 encounters</text:p>
            </text:list-item>
            <text:list-item>
              <text:p text:style-name="P205">Expires at the start of the next act</text:p>
            </text:list-item>
            <text:list-item>
              <text:p text:style-name="P205">Expires when a character dies</text:p>
            </text:list-item>
            <text:list-item>
              <text:p text:style-name="P205">Instant (gain 300 gold, all characters level up, etc)</text:p>
            </text:list-item>
          </text:list>
        </text:list-item>
      </text:list>
      <text:list xml:id="list548752474794219046" text:style-name="L307">
        <text:list-item>
          <text:p text:style-name="P206">State Ideas</text:p>
          <text:list>
            <text:list-item>
              <text:p text:style-name="P206">Stat increases (+ 1 wisdom, initiative, strength, dexterity, mobility, etc)</text:p>
            </text:list-item>
            <text:list-item>
              <text:p text:style-name="P206">Block does not expire on activation end</text:p>
            </text:list-item>
            <text:list-item>
              <text:p text:style-name="P206">All gold income is doubled</text:p>
            </text:list-item>
            <text:list-item>
              <text:p text:style-name="P206">All characters start combat with +1 energy and +1 max AP</text:p>
            </text:list-item>
            <text:list-item>
              <text:p text:style-name="P206">Dead characters start combat with 1hp</text:p>
            </text:list-item>
            <text:list-item>
              <text:p text:style-name="P206">Resting at camp site restores 100% hp</text:p>
            </text:list-item>
            <text:list-item>
              <text:p text:style-name="P206">You can remove states at rest sites</text:p>
            </text:list-item>
            <text:list-item>
              <text:p text:style-name="P206">When choosing an encounter, you may pick any from the next column</text:p>
            </text:list-item>
            <text:list-item>
              <text:p text:style-name="P206">Characters that end their activation without block gain +3 block</text:p>
            </text:list-item>
            <text:list-item>
              <text:p text:style-name="P206">Combat events drop an additional item reward</text:p>
            </text:list-item>
          </text:list>
        </text:list-item>
      </text:list>
      <text:p text:style-name="P2"/>
      <text:p text:style-name="P2">Curse Ideas</text:p>
      <text:list xml:id="list1997111135257327843" text:style-name="L308">
        <text:list-item>
          <text:p text:style-name="P207">Fatigue: Your characters have -1 energy and initiative</text:p>
        </text:list-item>
        <text:list-item>
          <text:p text:style-name="P207">Shaken: Your characters have -1 strength and wisdom</text:p>
        </text:list-item>
        <text:list-item>
          <text:p text:style-name="P207">Disease: Your characters start combat with 1 poison</text:p>
        </text:list-item>
        <text:list-item>
          <text:p text:style-name="P207"><text:soft-page-break/>Careless: Your characters cannot gain block</text:p>
        </text:list-item>
        <text:list-item>
          <text:p text:style-name="P207">Fear: You characters start combat with 2 exhausted and exposed</text:p>
        </text:list-item>
        <text:list-item>
          <text:p text:style-name="P207">Recklessness: Your characters cannot use 'skill' abilities</text:p>
        </text:list-item>
        <text:list-item>
          <text:p text:style-name="P207">Confusion: 50% for characters to become stunned on combat start</text:p>
        </text:list-item>
        <text:list-item>
          <text:p text:style-name="P207">Greed: You cannot gain gold</text:p>
        </text:list-item>
        <text:list-item>
          <text:p text:style-name="P207">Shame:</text:p>
        </text:list-item>
        <text:list-item>
          <text:p text:style-name="P207">Doubt: Your characters start combat with 'Pinned'</text:p>
        </text:list-item>
        <text:list-item>
          <text:p text:style-name="P207">Hemmoraging: Your characters cannot heal</text:p>
        </text:list-item>
        <text:list-item>
          <text:p text:style-name="P207">Wanted: You cannot spend money in shops (last til end of chapter)</text:p>
        </text:list-item>
      </text:list>
      <text:p text:style-name="P2">Temporary Blessing Ideas</text:p>
      <text:list xml:id="list6886852789971893274" text:style-name="L309">
        <text:list-item>
          <text:p text:style-name="P208">Courage: Your characters have +1 strength, wisdom, energy, initative and dexterity</text:p>
        </text:list-item>
        <text:list-item>
          <text:p text:style-name="P208">Armor Repairs: Block does not expire on activation end (3 encounters)</text:p>
        </text:list-item>
        <text:list-item>
          <text:p text:style-name="P208">Well Rested: +1 energy and initiative (3 encounters)</text:p>
        </text:list-item>
        <text:list-item>
          <text:p text:style-name="P208">Well Fed: +1 mobility and dexterity (3 encounters)</text:p>
        </text:list-item>
        <text:list-item>
          <text:p text:style-name="P208">Well Trained +1 Strength and Wisdom (3 encounters)</text:p>
        </text:list-item>
        <text:list-item>
          <text:p text:style-name="P208">Double all gold income (5 encounters)</text:p>
        </text:list-item>
        <text:list-item>
          <text:p text:style-name="P208">Vaccinated: Immune to poison. Start combat with +1 rune (5 encounters)</text:p>
        </text:list-item>
        <text:list-item>
          <text:p text:style-name="P208">Foresight/Scouting: When choosing an encounter, you may pick any from the next column (3 encounters)</text:p>
        </text:list-item>
      </text:list>
      <text:p text:style-name="P2">States similar to Artifacts</text:p>
      <text:list xml:id="list4294365178120176462" text:style-name="L310">
        <text:list-item>
          <text:p text:style-name="P209">Second Wind: Characters below 50% hp start combat with +2 strength and wisdom</text:p>
        </text:list-item>
        <text:list-item>
          <text:p text:style-name="P209">Cannibalistic: Characters heal +5hp at the end of combat</text:p>
        </text:list-item>
      </text:list>
      <text:p text:style-name="P2"/>
      <text:p text:style-name="P2"/>
      <text:p text:style-name="P2">Final Artifacts List</text:p>
      <text:list xml:id="list3717292537031224107" text:style-name="L311">
        <text:list-item>
          <text:list>
            <text:list-item>
              <text:p text:style-name="P210">All gold gains are increased by 50% DONE</text:p>
            </text:list-item>
            <text:list-item>
              <text:p text:style-name="P210">Old Coin: On pick up, gain 200 gold DONE</text:p>
            </text:list-item>
            <text:list-item>
              <text:p text:style-name="P210">On pick up, all characters immediately gain 1 level DONE</text:p>
            </text:list-item>
            <text:list-item>
              <text:p text:style-name="P210"><text:soft-page-break/>On pickup, increase the max HP of all characters by 20 DONE</text:p>
            </text:list-item>
            <text:list-item>
              <text:p text:style-name="P210">All characters start each combat with 6 block DONE</text:p>
            </text:list-item>
            <text:list-item>
              <text:p text:style-name="P210">Enemies in elite encounters start combat at 75% Hp. DONE</text:p>
            </text:list-item>
            <text:list-item>
              <text:p text:style-name="P210">Your characters lose 5 block instead of all block on activation start DONE</text:p>
            </text:list-item>
            <text:list-item>
              <text:p text:style-name="P210">Resting at a camp site restores 100% hp DONE</text:p>
            </text:list-item>
            <text:list-item>
              <text:p text:style-name="P210">Training at a rest site now grants +2 levels DONE</text:p>
            </text:list-item>
            <text:list-item>
              <text:p text:style-name="P210">Your characters are immune to free strikes DONE</text:p>
            </text:list-item>
            <text:list-item>
              <text:p text:style-name="P210">Characters that start combat with 50% or less hp gain +3 strength. DONE</text:p>
            </text:list-item>
            <text:list-item>
              <text:p text:style-name="P210">Your characters start combat at maximum AP. DONE</text:p>
            </text:list-item>
            <text:list-item>
              <text:p text:style-name="P210">Your characters have +2 max AP. DONE</text:p>
            </text:list-item>
            <text:list-item>
              <text:p text:style-name="P210">All character have +1</text:p>
              <text:list>
                <text:list-item>
                  <text:p text:style-name="P210">strength DONE</text:p>
                </text:list-item>
                <text:list-item>
                  <text:p text:style-name="P210">wisdom DONE</text:p>
                </text:list-item>
                <text:list-item>
                  <text:p text:style-name="P210">dexterity DONE</text:p>
                </text:list-item>
                <text:list-item>
                  <text:p text:style-name="P210">initative DONE</text:p>
                </text:list-item>
                <text:list-item>
                  <text:p text:style-name="P210">energy DONE</text:p>
                </text:list-item>
                <text:list-item>
                  <text:p text:style-name="P210">mobility DONE</text:p>
                </text:list-item>
              </text:list>
            </text:list-item>
          </text:list>
        </text:list-item>
      </text:list>
      <text:p text:style-name="P2"/>
      <text:list xml:id="list34761107" text:continue-numbering="true" text:style-name="L311">
        <text:list-item>
          <text:p text:style-name="P210">Artifact Ideas</text:p>
          <text:list>
            <text:list-item>
              <text:p text:style-name="P210">You characters are immune to free strikes</text:p>
            </text:list-item>
            <text:list-item>
              <text:p text:style-name="P210">Characters that end their activation without block gain +3 block</text:p>
            </text:list-item>
            <text:list-item>
              <text:p text:style-name="P210">All gold gains are increased by 50%</text:p>
            </text:list-item>
            <text:list-item>
              <text:p text:style-name="P210">On pick up, gain 300 gold</text:p>
            </text:list-item>
            <text:list-item>
              <text:p text:style-name="P210">All characters immediately gain 1 level</text:p>
            </text:list-item>
            <text:list-item>
              <text:p text:style-name="P210">All xp gains are increased by 50%</text:p>
            </text:list-item>
            <text:list-item>
              <text:p text:style-name="P210">Your characters gain +1 mobility during the first turn of combat</text:p>
            </text:list-item>
            <text:list-item>
              <text:p text:style-name="P210">The drop chance of rare items is tripled.</text:p>
            </text:list-item>
            <text:list-item>
              <text:p text:style-name="P210">All characters start combat with +1 energy and +1 max AP</text:p>
            </text:list-item>
            <text:list-item>
              <text:p text:style-name="P210"><text:soft-page-break/>All characters start combat with +1 strength</text:p>
            </text:list-item>
            <text:list-item>
              <text:p text:style-name="P210">All characters start combat with +1 dexterity</text:p>
            </text:list-item>
            <text:list-item>
              <text:p text:style-name="P210">If a character ends it turn with max AP, it gains +2 strength</text:p>
            </text:list-item>
            <text:list-item>
              <text:p text:style-name="P210">All characters start each combat with 6 block</text:p>
            </text:list-item>
            <text:list-item>
              <text:p text:style-name="P210">At the the start of combat, dead characters are revived at 1hp.</text:p>
            </text:list-item>
            <text:list-item>
              <text:p text:style-name="P210">At the start of combat, all characters gain +2 AP</text:p>
            </text:list-item>
            <text:list-item>
              <text:p text:style-name="P210">Enemies in elite encounters start combat at 75% Hp.</text:p>
            </text:list-item>
            <text:list-item>
              <text:p text:style-name="P210">Resting at a camp site now restores 50% hp</text:p>
            </text:list-item>
            <text:list-item>
              <text:p text:style-name="P210">On pickup, increase the max HP of all characters by 15</text:p>
            </text:list-item>
            <text:list-item>
              <text:p text:style-name="P210">If a character is at 100% HP, it starts combat with +1 energy</text:p>
            </text:list-item>
            <text:list-item>
              <text:p text:style-name="P210">Characters that end their turn on a grass tile gain +5 block</text:p>
            </text:list-item>
            <text:list-item>
              <text:p text:style-name="P210">Characters that end their turn on a grass tile gain +1 strength</text:p>
            </text:list-item>
            <text:list-item>
              <text:p text:style-name="P210">Training at a rest site now grants +2 levels</text:p>
            </text:list-item>
            <text:list-item>
              <text:p text:style-name="P210">You can remove curses at rest sites</text:p>
            </text:list-item>
            <text:list-item>
              <text:p text:style-name="P210">combat events drop an additional item reward</text:p>
            </text:list-item>
            <text:list-item>
              <text:p text:style-name="P210">when adding items to your inventory, you may gain +10 gold instead</text:p>
            </text:list-item>
            <text:list-item>
              <text:p text:style-name="P210">you can now dig for artifacts at camp sites</text:p>
            </text:list-item>
            <text:list-item>
              <text:p text:style-name="P210">block no longer expires at the start of turn</text:p>
            </text:list-item>
            <text:list-item>
              <text:p text:style-name="P210">you may ignore paths when choosing an encounter to travel to </text:p>
            </text:list-item>
          </text:list>
        </text:list-item>
      </text:list>
      <text:p text:style-name="P2">New Artifact Ideas</text:p>
      <text:list xml:id="list3918366414077833432" text:style-name="L312">
        <text:list-item>
          <text:p text:style-name="P211">Your characters gain +1 initiative on the first turn</text:p>
        </text:list-item>
        <text:list-item>
          <text:p text:style-name="P211">While a character has less then 50% life, it has +3 strength and wisdom</text:p>
        </text:list-item>
        <text:list-item>
          <text:p text:style-name="P211">Elite enemies start combat with 20% less life</text:p>
        </text:list-item>
      </text:list>
      <text:p text:style-name="P2"/>
      <text:p text:style-name="P4">Story Event Code Ideas</text:p>
      <text:p text:style-name="P2">New Scripts</text:p>
      <text:list xml:id="list801795591087196911" text:style-name="L313">
        <text:list-item>
          <text:p text:style-name="P212">StoryEventManager</text:p>
          <text:list>
            <text:list-item>
              <text:p text:style-name="P212">GetRandomViableStoryEvent</text:p>
            </text:list-item>
            <text:list-item>
              <text:p text:style-name="P212"><text:soft-page-break/>BuildStoryEventWindow(StoryEventDataSO storyEvent)</text:p>
              <text:list>
                <text:list-item>
                  <text:p text:style-name="P212">Sets up all the UI/Buttons/Text on the event UI screen</text:p>
                </text:list-item>
              </text:list>
            </text:list-item>
          </text:list>
        </text:list-item>
        <text:list-item>
          <text:p text:style-name="P212">StoryEventDataSO</text:p>
          <text:list>
            <text:list-item>
              <text:p text:style-name="P212">EventName</text:p>
            </text:list-item>
            <text:list-item>
              <text:p text:style-name="P212">EventSpriteOne</text:p>
            </text:list-item>
            <text:list-item>
              <text:p text:style-name="P212">EventSpriteTwo</text:p>
            </text:list-item>
            <text:list-item>
              <text:p text:style-name="P212">EventButtonOneName</text:p>
              <text:list>
                <text:list-item>
                  <text:p text:style-name="P212">EventButtonOneDescription</text:p>
                </text:list-item>
              </text:list>
            </text:list-item>
            <text:list-item>
              <text:p text:style-name="P212">EventButtonTwoName</text:p>
              <text:list>
                <text:list-item>
                  <text:p text:style-name="P212">EventButtonTwoDescription</text:p>
                </text:list-item>
              </text:list>
            </text:list-item>
            <text:list-item>
              <text:p text:style-name="P212">EventButtonThreeName</text:p>
              <text:list>
                <text:list-item>
                  <text:p text:style-name="P212">EventButtonThreeDescription</text:p>
                </text:list-item>
              </text:list>
            </text:list-item>
          </text:list>
        </text:list-item>
        <text:list-item>
          <text:p text:style-name="P212">StoryEventLibrary</text:p>
          <text:list>
            <text:list-item>
              <text:p text:style-name="P212">List &lt;StoryDataSO&gt; allStoryEvents</text:p>
            </text:list-item>
          </text:list>
        </text:list-item>
      </text:list>
      <text:p text:style-name="P2">New GO's</text:p>
      <text:list xml:id="list8826631996018241220" text:style-name="L314">
        <text:list-item>
          <text:p text:style-name="P213">StoryEventScreen</text:p>
        </text:list-item>
        <text:list-item>
          <text:p text:style-name="P213">StoryEventButton</text:p>
        </text:list-item>
      </text:list>
      <text:p text:style-name="P2">Basic UI ideas</text:p>
      <text:list xml:id="list2334981348837536372" text:style-name="L315">
        <text:list-item>
          <text:p text:style-name="P214">One canvas that handles all story events</text:p>
          <text:list>
            <text:list-item>
              <text:p text:style-name="P214">Large text panel for where the description goes</text:p>
            </text:list-item>
            <text:list-item>
              <text:p text:style-name="P214">Image Panel for the image behind the event goes</text:p>
            </text:list-item>
            <text:list-item>
              <text:p text:style-name="P214">Continue button that enables after player has made choice. Clicking closes the event window and opens the world map</text:p>
            </text:list-item>
            <text:list-item>
              <text:p text:style-name="P214">Buttons panel for options buttons</text:p>
              <text:list>
                <text:list-item>
                  <text:p text:style-name="P214">horizontal view lay out group component</text:p>
                </text:list-item>
                <text:list-item>
                  <text:p text:style-name="P214">Button</text:p>
                  <text:list>
                    <text:list-item>
                      <text:p text:style-name="P214">button has text on it that describes the action (e.g. Fight Mork, Walk the long way around, etc)</text:p>
                    </text:list-item>
                    <text:list-item>
                      <text:p text:style-name="P214"><text:soft-page-break/>button has a description panel below it that describes the consequences of the action (e.g. Gain State: Tired, Start a new combat event with mork, Lose all gold)</text:p>
                    </text:list-item>
                  </text:list>
                </text:list-item>
              </text:list>
            </text:list-item>
          </text:list>
        </text:list-item>
      </text:list>
      <text:list xml:id="list1111139937205694253" text:style-name="L316">
        <text:list-item>
          <text:p text:style-name="P215">when a choice is made, sometimes the description text is replaced with new text describing the consequence of the action related to the story.</text:p>
          <text:list>
            <text:list-item>
              <text:p text:style-name="P21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6173573743939527364" text:style-name="L317">
        <text:list-item>
          <text:p text:style-name="P216">Create Talent trees</text:p>
        </text:list-item>
        <text:list-item>
          <text:p text:style-name="P216">Create character presets</text:p>
        </text:list-item>
        <text:list-item>
          <text:p text:style-name="P216">Create new enemies</text:p>
        </text:list-item>
        <text:list-item>
          <text:p text:style-name="P216">Create Spell Book Systems</text:p>
        </text:list-item>
        <text:list-item>
          <text:p text:style-name="P216">Create Consumables Systems</text:p>
        </text:list-item>
        <text:list-item>
          <text:p text:style-name="P216">Update Shop features</text:p>
        </text:list-item>
        <text:list-item>
          <text:p text:style-name="P216">Implement new passive traits, update old passive traits</text:p>
        </text:list-item>
        <text:list-item>
          <text:p text:style-name="P216">Implement new abilities, update older abilities</text:p>
        </text:list-item>
        <text:list-item>
          <text:p text:style-name="P216">Implement new items and item systems</text:p>
        </text:list-item>
        <text:list-item>
          <text:p text:style-name="P216">Rework Character Data panel</text:p>
        </text:list-item>
        <text:list-item>
          <text:p text:style-name="P216">Rework Inventory (holds items and spell books)</text:p>
        </text:list-item>
        <text:list-item>
          <text:p text:style-name="P216">Implement Kings Blessing Game Start Event</text:p>
        </text:list-item>
        <text:list-item>
          <text:p text:style-name="P216">Implement universal 'Human Defender' model + animations</text:p>
        </text:list-item>
        <text:list-item>
          <text:p text:style-name="P216">Implement character builder system in menu</text:p>
        </text:list-item>
        <text:list-item>
          <text:p text:style-name="P216">Implement new states and state systems, update older systems and views</text:p>
        </text:list-item>
        <text:list-item>
          <text:p text:style-name="P216">Implement boss defeated event, start next act/chapter logic</text:p>
        </text:list-item>
        <text:list-item>
          <text:p text:style-name="P216"><text:soft-page-break/>Rework Shop UI, Elements Views and Scripts</text:p>
        </text:list-item>
        <text:list-item>
          <text:p text:style-name="P21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749646690320296813" text:style-name="L318">
        <text:list-item>
          <text:p text:style-name="P254">Design Notes / Sprint Overview</text:p>
        </text:list-item>
      </text:list>
      <text:list xml:id="list7877637245640036874" text:style-name="L319">
        <text:list-item>
          <text:p text:style-name="P217">Design Different tabs / views</text:p>
          <text:list>
            <text:list-item>
              <text:p text:style-name="P217">Character Panel takes up 3/4ths space, inventory takes <text:s/>1/4<text:span text:style-name="T1">th</text:span></text:p>
            </text:list-item>
            <text:list-item>
              <text:p text:style-name="P217">Character roster no longer has front page. Player instead cycles through character with a left and right button (or character image buttons)</text:p>
            </text:list-item>
            <text:list-item>
              <text:p text:style-name="P217">Front Page (Character Data) Elements</text:p>
              <text:list>
                <text:list-item>
                  <text:p text:style-name="P217">Attributes Page/Tab Elements</text:p>
                  <text:list>
                    <text:list-item>
                      <text:p text:style-name="P217">Primary Stats (Stamina, Strength, Wisdom, Dexterity, Mobility)</text:p>
                    </text:list-item>
                    <text:list-item>
                      <text:p text:style-name="P217">Secondary Stats (Initiative, Parry, Dodge, Critical, XP)</text:p>
                    </text:list-item>
                    <text:list-item>
                      <text:p text:style-name="P217">Resistances</text:p>
                    </text:list-item>
                    <text:list-item>
                      <text:p text:style-name="P217">Character Image</text:p>
                    </text:list-item>
                    <text:list-item>
                      <text:p text:style-name="P217">Character Items/Equiptment</text:p>
                    </text:list-item>
                    <text:list-item>
                      <text:p text:style-name="P217"><text:soft-page-break/>Inventory Master view</text:p>
                    </text:list-item>
                  </text:list>
                </text:list-item>
              </text:list>
            </text:list-item>
            <text:list-item>
              <text:p text:style-name="P217">Talents Page</text:p>
              <text:list>
                <text:list-item>
                  <text:p text:style-name="P217">Secondary Attributes takes the place of master inventory page</text:p>
                </text:list-item>
                <text:list-item>
                  <text:p text:style-name="P217">Talent tree page takes the place of character attributes/image page</text:p>
                </text:list-item>
                <text:list-item>
                  <text:p text:style-name="P217">Talent Tree Page Elements</text:p>
                  <text:list>
                    <text:list-item>
                      <text:p text:style-name="P217">Buttons/Tabs for each Secondary Attribute</text:p>
                    </text:list-item>
                    <text:list-item>
                      <text:p text:style-name="P217">talent tree page</text:p>
                      <text:list>
                        <text:list-item>
                          <text:p text:style-name="P217">back ground image</text:p>
                        </text:list-item>
                        <text:list-item>
                          <text:p text:style-name="P217">buttons for abilities/passives</text:p>
                        </text:list-item>
                      </text:list>
                    </text:list-item>
                  </text:list>
                </text:list-item>
              </text:list>
            </text:list-item>
          </text:list>
        </text:list-item>
      </text:list>
      <text:list xml:id="list1470858666522225637" text:style-name="L320">
        <text:list-item>
          <text:p text:style-name="P218">New Master Inventory View</text:p>
          <text:list>
            <text:list-item>
              <text:p text:style-name="P218">new inventory script and views</text:p>
            </text:list-item>
            <text:list-item>
              <text:p text:style-name="P218">new Item in inventory class and gameobject</text:p>
            </text:list-item>
            <text:list-item>
              <text:p text:style-name="P218"/>
            </text:list-item>
          </text:list>
        </text:list-item>
      </text:list>
      <text:list xml:id="list4778395172743945560" text:style-name="L321">
        <text:list-item>
          <text:p text:style-name="P255">Sprint To Do</text:p>
          <text:list>
            <text:list-item>
              <text:p text:style-name="P255">REDESIGN ASSASINATION TALENT TREE</text:p>
            </text:list-item>
            <text:list-item>
              <text:p text:style-name="P219">Views</text:p>
              <text:list>
                <text:list-item>
                  <text:p text:style-name="P219">Create Attributes Page </text:p>
                </text:list-item>
                <text:list-item>
                  <text:p text:style-name="P219">Create Talent Tree Page</text:p>
                </text:list-item>
                <text:list-item>
                  <text:p text:style-name="P219">Prefab this new character data panel object</text:p>
                </text:list-item>
                <text:list-item>
                  <text:p text:style-name="P219">Player can cycle through characters by clicking character left or right buttons</text:p>
                </text:list-item>
                <text:list-item>
                  <text:p text:style-name="P219">player can alternate between character</text:p>
                </text:list-item>
                <text:list-item>
                  <text:p text:style-name="P219">Old inventory</text:p>
                  <text:list>
                    <text:list-item>
                      <text:p text:style-name="P219">create new inventory view and prefab</text:p>
                    </text:list-item>
                    <text:list-item>
                      <text:p text:style-name="P219">comment out relevant code</text:p>
                    </text:list-item>
                    <text:list-item>
                      <text:p text:style-name="P219">remove inventory button from top bar</text:p>
                    </text:list-item>
                  </text:list>
                </text:list-item>
              </text:list>
            </text:list-item>
          </text:list>
        </text:list-item>
      </text:list>
      <text:p text:style-name="P2"/>
      <text:p text:style-name="P2">Sprint ??: Talent and Talent trees</text:p>
      <text:list xml:id="list8417916498224166429" text:style-name="L322">
        <text:list-item>
          <text:p text:style-name="P220">Create new talent button prefabs</text:p>
        </text:list-item>
        <text:list-item>
          <text:p text:style-name="P220"><text:soft-page-break/>Create new talent master page prefab (if not already done)</text:p>
        </text:list-item>
        <text:list-item>
          <text:p text:style-name="P220">Rework old scripts: Talent and TalentTree</text:p>
        </text:list-item>
        <text:list-item>
          <text:p text:style-name="P220">Acceptance Criteria</text:p>
          <text:list>
            <text:list-item>
              <text:p text:style-name="P220">If a character has a point spent in </text:p>
            </text:list-item>
          </text:list>
        </text:list-item>
      </text:list>
      <text:p text:style-name="P2"/>
      <text:p text:style-name="P2">Sprint ??: Main Menu / Team Builder rework</text:p>
      <text:list xml:id="list955655187913555617" text:style-name="L323">
        <text:list-item>
          <text:p text:style-name="P221">Find / Create background animations or image for main menu</text:p>
        </text:list-item>
        <text:list-item>
          <text:p text:style-name="P221">Rework all buttons and ui elements</text:p>
        </text:list-item>
        <text:list-item>
          <text:p text:style-name="P221">Team building page</text:p>
          <text:list>
            <text:list-item>
              <text:p text:style-name="P221">redesign all views</text:p>
            </text:list-item>
            <text:list-item>
              <text:p text:style-name="P221">implement all character presets</text:p>
            </text:list-item>
          </text:list>
        </text:list-item>
      </text:list>
      <text:list xml:id="list4564654928818349137" text:style-name="L324">
        <text:list-item>
          <text:p text:style-name="P222">Team page overview</text:p>
          <text:list>
            <text:list-item>
              <text:p text:style-name="P222">every character starts as random as default</text:p>
            </text:list-item>
            <text:list-item>
              <text:p text:style-name="P222">the first character is selected by default</text:p>
            </text:list-item>
            <text:list-item>
              <text:p text:style-name="P222">each character is clickable: this is how they are selected to make changes</text:p>
            </text:list-item>
            <text:list-item>
              <text:p text:style-name="P222">data that needs to be shown for each preset</text:p>
              <text:list>
                <text:list-item>
                  <text:p text:style-name="P222">preset class name</text:p>
                </text:list-item>
                <text:list-item>
                  <text:p text:style-name="P222">abilities / passives bar</text:p>
                </text:list-item>
                <text:list-item>
                  <text:p text:style-name="P222">secondary attribute assignments</text:p>
                </text:list-item>
                <text:list-item>
                  <text:p text:style-name="P222">maybe starting weapon / weapons</text:p>
                </text:list-item>
                <text:list-item>
                  <text:p text:style-name="P222">preset description</text:p>
                </text:list-item>
              </text:list>
            </text:list-item>
          </text:list>
        </text:list-item>
      </text:list>
      <text:list xml:id="list2729876629598380931" text:style-name="L325">
        <text:list-item>
          <text:p text:style-name="P223">Update scenechangedatastorage script, or replace it</text:p>
          <text:list>
            <text:list-item>
              <text:p text:style-name="P223">dataStorage no longer uses strings as classes to build character datas from. It will instead use characterTemplate objects</text:p>
            </text:list-item>
          </text:list>
        </text:list-item>
        <text:list-item>
          <text:p text:style-name="P223">Create script: characterTemplate</text:p>
          <text:list>
            <text:list-item>
              <text:p text:style-name="P223">this is where the data about a characters preset is stored (their abilities, talents, weapons etc)</text:p>
            </text:list-item>
            <text:list-item>
              <text:p text:style-name="P223">in future, the character builder feature will create characterTemplate objects and save them</text:p>
            </text:list-item>
            <text:list-item>
              <text:p text:style-name="P223">character template</text:p>
            </text:list-item>
          </text:list>
        </text:list-item>
      </text:list>
      <text:p text:style-name="P2"><text:soft-page-break/></text:p>
      <text:p text:style-name="P2"/>
      <text:p text:style-name="P2">Melee ability process</text:p>
      <text:list xml:id="list1639636481300294577" text:style-name="L326">
        <text:list-item>
          <text:p text:style-name="P224">Calculate base damage (weapon base damage, + strenght and other flat bonuses)</text:p>
        </text:list-item>
        <text:list-item>
          <text:p text:style-name="P224">get base damage modifier percentage from ability</text:p>
        </text:list-item>
        <text:list-item>
          <text:p text:style-name="P224">apply ability base damage modifier here</text:p>
        </text:list-item>
        <text:list-item>
          <text:p text:style-name="P224">calculate damageType (get type from weapon, passive traits, etc)</text:p>
        </text:list-item>
        <text:list-item>
          <text:p text:style-name="P224">roll for dodge</text:p>
        </text:list-item>
        <text:list-item>
          <text:p text:style-name="P224">roll for crit </text:p>
        </text:list-item>
        <text:list-item>
          <text:p text:style-name="P224">calculate and adjust damage value here from things like critical, back strike bonus, weakened, bonus fire damage, vulnerable, etc)</text:p>
        </text:list-item>
        <text:list-item>
          <text:p text:style-name="P224">calculate percentage modifers from target resistances</text:p>
        </text:list-item>
        <text:list-item>
          <text:p text:style-name="P224">apply resistance percentage modifiers here</text:p>
        </text:list-item>
        <text:list-item>
          <text:p text:style-name="P22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7T14:55:46.02</dc:date>
    <dc:creator>Black Will</dc:creator>
    <meta:editing-duration>P42DT16H8M32S</meta:editing-duration>
    <meta:editing-cycles>1108</meta:editing-cycles>
    <meta:generator>OpenOffice/4.1.6$Win32 OpenOffice.org_project/416m1$Build-9790</meta:generator>
    <meta:document-statistic meta:table-count="0" meta:image-count="0" meta:object-count="0" meta:page-count="95" meta:paragraph-count="2390" meta:word-count="18003" meta:character-count="102164"/>
  </office:meta>
</office:document-meta>
</file>